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711in" svg:height="5.4898in" svg:x="7.2366in" svg:y="1.3177in">
            <draw:object draw:notify-on-update-of-ranges="Sheet1.C11:Sheet1.C2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0.783396383321631" calcext:value-type="float">
            <text:p>0.783396383321631</text:p>
          </table:table-cell>
          <table:table-cell office:value-type="float" office:value="0" calcext:value-type="float">
            <text:p>0</text:p>
          </table:table-cell>
          <table:table-cell table:formula="of:=OR(AND([.A1] &gt; 1; [.B1] &gt; 1); AND([.A1] &lt; 1; [.B1] &lt; 1)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0.7503801742162" calcext:value-type="float">
            <text:p>0.7503801742162</text:p>
          </table:table-cell>
          <table:table-cell office:value-type="float" office:value="0" calcext:value-type="float">
            <text:p>0</text:p>
          </table:table-cell>
          <table:table-cell table:formula="of:=OR(AND([.A2] &gt; 1; [.B2] &gt; 1); AND([.A2] &lt; 1; [.B2] &lt; 1)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0.75831889631164" calcext:value-type="float">
            <text:p>0.75831889631164</text:p>
          </table:table-cell>
          <table:table-cell office:value-type="float" office:value="0" calcext:value-type="float">
            <text:p>0</text:p>
          </table:table-cell>
          <table:table-cell table:formula="of:=OR(AND([.A3] &gt; 1; [.B3] &gt; 1); AND([.A3] &lt; 1; [.B3] &lt; 1)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0.740245162244748" calcext:value-type="float">
            <text:p>0.740245162244748</text:p>
          </table:table-cell>
          <table:table-cell office:value-type="float" office:value="0" calcext:value-type="float">
            <text:p>0</text:p>
          </table:table-cell>
          <table:table-cell table:formula="of:=OR(AND([.A4] &gt; 1; [.B4] &gt; 1); AND([.A4] &lt; 1; [.B4] &lt; 1)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0.709159457900281" calcext:value-type="float">
            <text:p>0.709159457900281</text:p>
          </table:table-cell>
          <table:table-cell office:value-type="float" office:value="0" calcext:value-type="float">
            <text:p>0</text:p>
          </table:table-cell>
          <table:table-cell table:formula="of:=OR(AND([.A5] &gt; 1; [.B5] &gt; 1); AND([.A5] &lt; 1; [.B5] &lt; 1)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0.786471095033204" calcext:value-type="float">
            <text:p>0.786471095033204</text:p>
          </table:table-cell>
          <table:table-cell office:value-type="float" office:value="0" calcext:value-type="float">
            <text:p>0</text:p>
          </table:table-cell>
          <table:table-cell table:formula="of:=OR(AND([.A6] &gt; 1; [.B6] &gt; 1); AND([.A6] &lt; 1; [.B6] &lt; 1)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0.780980395194854" calcext:value-type="float">
            <text:p>0.780980395194854</text:p>
          </table:table-cell>
          <table:table-cell office:value-type="float" office:value="0" calcext:value-type="float">
            <text:p>0</text:p>
          </table:table-cell>
          <table:table-cell table:formula="of:=OR(AND([.A7] &gt; 1; [.B7] &gt; 1); AND([.A7] &lt; 1; [.B7] &lt; 1)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0.894953348787016" calcext:value-type="float">
            <text:p>0.894953348787016</text:p>
          </table:table-cell>
          <table:table-cell office:value-type="float" office:value="0" calcext:value-type="float">
            <text:p>0</text:p>
          </table:table-cell>
          <table:table-cell table:formula="of:=OR(AND([.A8] &gt; 1; [.B8] &gt; 1); AND([.A8] &lt; 1; [.B8] &lt; 1)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0.900443807333725" calcext:value-type="float">
            <text:p>0.900443807333725</text:p>
          </table:table-cell>
          <table:table-cell office:value-type="float" office:value="0" calcext:value-type="float">
            <text:p>0</text:p>
          </table:table-cell>
          <table:table-cell table:formula="of:=OR(AND([.A9] &gt; 1; [.B9] &gt; 1); AND([.A9] &lt; 1; [.B9] &lt; 1)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0.934559866218889" calcext:value-type="float">
            <text:p>0.934559866218889</text:p>
          </table:table-cell>
          <table:table-cell office:value-type="float" office:value="0" calcext:value-type="float">
            <text:p>0</text:p>
          </table:table-cell>
          <table:table-cell table:formula="of:=OR(AND([.A10] &gt; 1; [.B10] &gt; 1); AND([.A10] &lt; 1; [.B10] &lt; 1))" office:value-type="boolean" office:boolean-value="true" calcext:value-type="boolean">
            <text:p>TRUE</text:p>
          </table:table-cell>
          <table:table-cell office:value-type="string" calcext:value-type="string">
            <text:p>Forecast outside ztol</text:p>
          </table:table-cell>
          <table:table-cell office:value-type="string" calcext:value-type="string">
            <text:p>Correct and outside ztol</text:p>
          </table:table-cell>
          <table:table-cell table:number-columns-repeated="5"/>
        </table:table-row>
        <table:table-row table:style-name="ro1">
          <table:table-cell office:value-type="float" office:value="0.997415340397535" calcext:value-type="float">
            <text:p>0.997415340397535</text:p>
          </table:table-cell>
          <table:table-cell office:value-type="float" office:value="1.02663572060124" calcext:value-type="float">
            <text:p>1.02663572060124</text:p>
          </table:table-cell>
          <table:table-cell table:formula="of:=OR(AND([.A11] &gt; 1; [.B11] &gt; 1); AND([.A11] &lt; 1; [.B11] &lt; 1))" office:value-type="boolean" office:boolean-value="false" calcext:value-type="boolean">
            <text:p>FALSE</text:p>
          </table:table-cell>
          <table:table-cell table:formula="of:=ABS([.A11] - 1) &gt; 0.021" office:value-type="boolean" office:boolean-value="false" calcext:value-type="boolean">
            <text:p>FALSE</text:p>
          </table:table-cell>
          <table:table-cell table:formula="of:=AND([.D11];[.C1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80845270144182" calcext:value-type="float">
            <text:p>0.980845270144182</text:p>
          </table:table-cell>
          <table:table-cell office:value-type="float" office:value="1.0733282674772" calcext:value-type="float">
            <text:p>1.0733282674772</text:p>
          </table:table-cell>
          <table:table-cell table:formula="of:=OR(AND([.A12] &gt; 1; [.B12] &gt; 1); AND([.A12] &lt; 1; [.B12] &lt; 1))" office:value-type="boolean" office:boolean-value="false" calcext:value-type="boolean">
            <text:p>FALSE</text:p>
          </table:table-cell>
          <table:table-cell table:formula="of:=ABS([.A12] - 1) &gt; 0.021" office:value-type="boolean" office:boolean-value="false" calcext:value-type="boolean">
            <text:p>FALSE</text:p>
          </table:table-cell>
          <table:table-cell table:formula="of:=AND([.D12];[.C1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95455715867162" calcext:value-type="float">
            <text:p>0.995455715867162</text:p>
          </table:table-cell>
          <table:table-cell office:value-type="float" office:value="1.01774462229304" calcext:value-type="float">
            <text:p>1.01774462229304</text:p>
          </table:table-cell>
          <table:table-cell table:formula="of:=OR(AND([.A13] &gt; 1; [.B13] &gt; 1); AND([.A13] &lt; 1; [.B13] &lt; 1))" office:value-type="boolean" office:boolean-value="false" calcext:value-type="boolean">
            <text:p>FALSE</text:p>
          </table:table-cell>
          <table:table-cell table:formula="of:=ABS([.A13] - 1) &gt; 0.021" office:value-type="boolean" office:boolean-value="false" calcext:value-type="boolean">
            <text:p>FALSE</text:p>
          </table:table-cell>
          <table:table-cell table:formula="of:=AND([.D13];[.C1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91879512163593" calcext:value-type="float">
            <text:p>0.991879512163593</text:p>
          </table:table-cell>
          <table:table-cell office:value-type="float" office:value="1.05" calcext:value-type="float">
            <text:p>1.05</text:p>
          </table:table-cell>
          <table:table-cell table:formula="of:=OR(AND([.A14] &gt; 1; [.B14] &gt; 1); AND([.A14] &lt; 1; [.B14] &lt; 1))" office:value-type="boolean" office:boolean-value="false" calcext:value-type="boolean">
            <text:p>FALSE</text:p>
          </table:table-cell>
          <table:table-cell table:formula="of:=ABS([.A14] - 1) &gt; 0.021" office:value-type="boolean" office:boolean-value="false" calcext:value-type="boolean">
            <text:p>FALSE</text:p>
          </table:table-cell>
          <table:table-cell table:formula="of:=AND([.D14];[.C1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8176409616952" calcext:value-type="float">
            <text:p>0.98176409616952</text:p>
          </table:table-cell>
          <table:table-cell office:value-type="float" office:value="1.04153994510793" calcext:value-type="float">
            <text:p>1.04153994510793</text:p>
          </table:table-cell>
          <table:table-cell table:formula="of:=OR(AND([.A15] &gt; 1; [.B15] &gt; 1); AND([.A15] &lt; 1; [.B15] &lt; 1))" office:value-type="boolean" office:boolean-value="false" calcext:value-type="boolean">
            <text:p>FALSE</text:p>
          </table:table-cell>
          <table:table-cell table:formula="of:=ABS([.A15] - 1) &gt; 0.021" office:value-type="boolean" office:boolean-value="false" calcext:value-type="boolean">
            <text:p>FALSE</text:p>
          </table:table-cell>
          <table:table-cell table:formula="of:=AND([.D15];[.C1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61103391759663" calcext:value-type="float">
            <text:p>0.961103391759663</text:p>
          </table:table-cell>
          <table:table-cell office:value-type="float" office:value="1.05209197135319" calcext:value-type="float">
            <text:p>1.05209197135319</text:p>
          </table:table-cell>
          <table:table-cell table:formula="of:=OR(AND([.A16] &gt; 1; [.B16] &gt; 1); AND([.A16] &lt; 1; [.B16] &lt; 1))" office:value-type="boolean" office:boolean-value="false" calcext:value-type="boolean">
            <text:p>FALSE</text:p>
          </table:table-cell>
          <table:table-cell table:formula="of:=ABS([.A16] - 1) &gt; 0.021" office:value-type="boolean" office:boolean-value="true" calcext:value-type="boolean">
            <text:p>TRUE</text:p>
          </table:table-cell>
          <table:table-cell table:formula="of:=AND([.D16];[.C1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4450214919081" calcext:value-type="float">
            <text:p>1.04450214919081</text:p>
          </table:table-cell>
          <table:table-cell office:value-type="float" office:value="1.08051772142373" calcext:value-type="float">
            <text:p>1.08051772142373</text:p>
          </table:table-cell>
          <table:table-cell table:formula="of:=OR(AND([.A17] &gt; 1; [.B17] &gt; 1); AND([.A17] &lt; 1; [.B17] &lt; 1))" office:value-type="boolean" office:boolean-value="true" calcext:value-type="boolean">
            <text:p>TRUE</text:p>
          </table:table-cell>
          <table:table-cell table:formula="of:=ABS([.A17] - 1) &gt; 0.021" office:value-type="boolean" office:boolean-value="true" calcext:value-type="boolean">
            <text:p>TRUE</text:p>
          </table:table-cell>
          <table:table-cell table:formula="of:=AND([.D17];[.C1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4535843854736" calcext:value-type="float">
            <text:p>1.04535843854736</text:p>
          </table:table-cell>
          <table:table-cell office:value-type="float" office:value="1.12519574068274" calcext:value-type="float">
            <text:p>1.12519574068274</text:p>
          </table:table-cell>
          <table:table-cell table:formula="of:=OR(AND([.A18] &gt; 1; [.B18] &gt; 1); AND([.A18] &lt; 1; [.B18] &lt; 1))" office:value-type="boolean" office:boolean-value="true" calcext:value-type="boolean">
            <text:p>TRUE</text:p>
          </table:table-cell>
          <table:table-cell table:formula="of:=ABS([.A18] - 1) &gt; 0.021" office:value-type="boolean" office:boolean-value="true" calcext:value-type="boolean">
            <text:p>TRUE</text:p>
          </table:table-cell>
          <table:table-cell table:formula="of:=AND([.D18];[.C1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235879047526" calcext:value-type="float">
            <text:p>1.0235879047526</text:p>
          </table:table-cell>
          <table:table-cell office:value-type="float" office:value="1.10470701248799" calcext:value-type="float">
            <text:p>1.10470701248799</text:p>
          </table:table-cell>
          <table:table-cell table:formula="of:=OR(AND([.A19] &gt; 1; [.B19] &gt; 1); AND([.A19] &lt; 1; [.B19] &lt; 1))" office:value-type="boolean" office:boolean-value="true" calcext:value-type="boolean">
            <text:p>TRUE</text:p>
          </table:table-cell>
          <table:table-cell table:formula="of:=ABS([.A19] - 1) &gt; 0.021" office:value-type="boolean" office:boolean-value="true" calcext:value-type="boolean">
            <text:p>TRUE</text:p>
          </table:table-cell>
          <table:table-cell table:formula="of:=AND([.D19];[.C1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1192555765989" calcext:value-type="float">
            <text:p>1.01192555765989</text:p>
          </table:table-cell>
          <table:table-cell office:value-type="float" office:value="1.11461131461131" calcext:value-type="float">
            <text:p>1.11461131461131</text:p>
          </table:table-cell>
          <table:table-cell table:formula="of:=OR(AND([.A20] &gt; 1; [.B20] &gt; 1); AND([.A20] &lt; 1; [.B20] &lt; 1))" office:value-type="boolean" office:boolean-value="true" calcext:value-type="boolean">
            <text:p>TRUE</text:p>
          </table:table-cell>
          <table:table-cell table:formula="of:=ABS([.A20] - 1) &gt; 0.021" office:value-type="boolean" office:boolean-value="false" calcext:value-type="boolean">
            <text:p>FALSE</text:p>
          </table:table-cell>
          <table:table-cell table:formula="of:=AND([.D20];[.C2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89405491240484" calcext:value-type="float">
            <text:p>0.989405491240484</text:p>
          </table:table-cell>
          <table:table-cell office:value-type="float" office:value="1.14194362641986" calcext:value-type="float">
            <text:p>1.14194362641986</text:p>
          </table:table-cell>
          <table:table-cell table:formula="of:=OR(AND([.A21] &gt; 1; [.B21] &gt; 1); AND([.A21] &lt; 1; [.B21] &lt; 1))" office:value-type="boolean" office:boolean-value="false" calcext:value-type="boolean">
            <text:p>FALSE</text:p>
          </table:table-cell>
          <table:table-cell table:formula="of:=ABS([.A21] - 1) &gt; 0.021" office:value-type="boolean" office:boolean-value="false" calcext:value-type="boolean">
            <text:p>FALSE</text:p>
          </table:table-cell>
          <table:table-cell table:formula="of:=AND([.D21];[.C2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71453978214062" calcext:value-type="float">
            <text:p>0.971453978214062</text:p>
          </table:table-cell>
          <table:table-cell office:value-type="float" office:value="1.12478632478633" calcext:value-type="float">
            <text:p>1.12478632478633</text:p>
          </table:table-cell>
          <table:table-cell table:formula="of:=OR(AND([.A22] &gt; 1; [.B22] &gt; 1); AND([.A22] &lt; 1; [.B22] &lt; 1))" office:value-type="boolean" office:boolean-value="false" calcext:value-type="boolean">
            <text:p>FALSE</text:p>
          </table:table-cell>
          <table:table-cell table:formula="of:=ABS([.A22] - 1) &gt; 0.021" office:value-type="boolean" office:boolean-value="true" calcext:value-type="boolean">
            <text:p>TRUE</text:p>
          </table:table-cell>
          <table:table-cell table:formula="of:=AND([.D22];[.C2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86207018128091" calcext:value-type="float">
            <text:p>0.86207018128091</text:p>
          </table:table-cell>
          <table:table-cell office:value-type="float" office:value="1.13694005270092" calcext:value-type="float">
            <text:p>1.13694005270092</text:p>
          </table:table-cell>
          <table:table-cell table:formula="of:=OR(AND([.A23] &gt; 1; [.B23] &gt; 1); AND([.A23] &lt; 1; [.B23] &lt; 1))" office:value-type="boolean" office:boolean-value="false" calcext:value-type="boolean">
            <text:p>FALSE</text:p>
          </table:table-cell>
          <table:table-cell table:formula="of:=ABS([.A23] - 1) &gt; 0.021" office:value-type="boolean" office:boolean-value="true" calcext:value-type="boolean">
            <text:p>TRUE</text:p>
          </table:table-cell>
          <table:table-cell table:formula="of:=AND([.D23];[.C2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860016816892803" calcext:value-type="float">
            <text:p>0.860016816892803</text:p>
          </table:table-cell>
          <table:table-cell office:value-type="float" office:value="1.11037891268534" calcext:value-type="float">
            <text:p>1.11037891268534</text:p>
          </table:table-cell>
          <table:table-cell table:formula="of:=OR(AND([.A24] &gt; 1; [.B24] &gt; 1); AND([.A24] &lt; 1; [.B24] &lt; 1))" office:value-type="boolean" office:boolean-value="false" calcext:value-type="boolean">
            <text:p>FALSE</text:p>
          </table:table-cell>
          <table:table-cell table:formula="of:=ABS([.A24] - 1) &gt; 0.021" office:value-type="boolean" office:boolean-value="true" calcext:value-type="boolean">
            <text:p>TRUE</text:p>
          </table:table-cell>
          <table:table-cell table:formula="of:=AND([.D24];[.C2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793601449432799" calcext:value-type="float">
            <text:p>0.793601449432799</text:p>
          </table:table-cell>
          <table:table-cell office:value-type="float" office:value="1.08682683005482" calcext:value-type="float">
            <text:p>1.08682683005482</text:p>
          </table:table-cell>
          <table:table-cell table:formula="of:=OR(AND([.A25] &gt; 1; [.B25] &gt; 1); AND([.A25] &lt; 1; [.B25] &lt; 1))" office:value-type="boolean" office:boolean-value="false" calcext:value-type="boolean">
            <text:p>FALSE</text:p>
          </table:table-cell>
          <table:table-cell table:formula="of:=ABS([.A25] - 1) &gt; 0.021" office:value-type="boolean" office:boolean-value="true" calcext:value-type="boolean">
            <text:p>TRUE</text:p>
          </table:table-cell>
          <table:table-cell table:formula="of:=AND([.D25];[.C2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788224514018983" calcext:value-type="float">
            <text:p>0.788224514018983</text:p>
          </table:table-cell>
          <table:table-cell office:value-type="float" office:value="1.07400210509271" calcext:value-type="float">
            <text:p>1.07400210509271</text:p>
          </table:table-cell>
          <table:table-cell table:formula="of:=OR(AND([.A26] &gt; 1; [.B26] &gt; 1); AND([.A26] &lt; 1; [.B26] &lt; 1))" office:value-type="boolean" office:boolean-value="false" calcext:value-type="boolean">
            <text:p>FALSE</text:p>
          </table:table-cell>
          <table:table-cell table:formula="of:=ABS([.A26] - 1) &gt; 0.021" office:value-type="boolean" office:boolean-value="true" calcext:value-type="boolean">
            <text:p>TRUE</text:p>
          </table:table-cell>
          <table:table-cell table:formula="of:=AND([.D26];[.C2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786773458176163" calcext:value-type="float">
            <text:p>0.786773458176163</text:p>
          </table:table-cell>
          <table:table-cell office:value-type="float" office:value="1.09944568544717" calcext:value-type="float">
            <text:p>1.09944568544717</text:p>
          </table:table-cell>
          <table:table-cell table:formula="of:=OR(AND([.A27] &gt; 1; [.B27] &gt; 1); AND([.A27] &lt; 1; [.B27] &lt; 1))" office:value-type="boolean" office:boolean-value="false" calcext:value-type="boolean">
            <text:p>FALSE</text:p>
          </table:table-cell>
          <table:table-cell table:formula="of:=ABS([.A27] - 1) &gt; 0.021" office:value-type="boolean" office:boolean-value="true" calcext:value-type="boolean">
            <text:p>TRUE</text:p>
          </table:table-cell>
          <table:table-cell table:formula="of:=AND([.D27];[.C2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790020333657645" calcext:value-type="float">
            <text:p>0.790020333657645</text:p>
          </table:table-cell>
          <table:table-cell office:value-type="float" office:value="1.0985721658352" calcext:value-type="float">
            <text:p>1.0985721658352</text:p>
          </table:table-cell>
          <table:table-cell table:formula="of:=OR(AND([.A28] &gt; 1; [.B28] &gt; 1); AND([.A28] &lt; 1; [.B28] &lt; 1))" office:value-type="boolean" office:boolean-value="false" calcext:value-type="boolean">
            <text:p>FALSE</text:p>
          </table:table-cell>
          <table:table-cell table:formula="of:=ABS([.A28] - 1) &gt; 0.021" office:value-type="boolean" office:boolean-value="true" calcext:value-type="boolean">
            <text:p>TRUE</text:p>
          </table:table-cell>
          <table:table-cell table:formula="of:=AND([.D28];[.C2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785614611209824" calcext:value-type="float">
            <text:p>0.785614611209824</text:p>
          </table:table-cell>
          <table:table-cell office:value-type="float" office:value="1.07689655172414" calcext:value-type="float">
            <text:p>1.07689655172414</text:p>
          </table:table-cell>
          <table:table-cell table:formula="of:=OR(AND([.A29] &gt; 1; [.B29] &gt; 1); AND([.A29] &lt; 1; [.B29] &lt; 1))" office:value-type="boolean" office:boolean-value="false" calcext:value-type="boolean">
            <text:p>FALSE</text:p>
          </table:table-cell>
          <table:table-cell table:formula="of:=ABS([.A29] - 1) &gt; 0.021" office:value-type="boolean" office:boolean-value="true" calcext:value-type="boolean">
            <text:p>TRUE</text:p>
          </table:table-cell>
          <table:table-cell table:formula="of:=AND([.D29];[.C2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798732409194688" calcext:value-type="float">
            <text:p>0.798732409194688</text:p>
          </table:table-cell>
          <table:table-cell office:value-type="float" office:value="1.04224993637058" calcext:value-type="float">
            <text:p>1.04224993637058</text:p>
          </table:table-cell>
          <table:table-cell table:formula="of:=OR(AND([.A30] &gt; 1; [.B30] &gt; 1); AND([.A30] &lt; 1; [.B30] &lt; 1))" office:value-type="boolean" office:boolean-value="false" calcext:value-type="boolean">
            <text:p>FALSE</text:p>
          </table:table-cell>
          <table:table-cell table:formula="of:=ABS([.A30] - 1) &gt; 0.021" office:value-type="boolean" office:boolean-value="true" calcext:value-type="boolean">
            <text:p>TRUE</text:p>
          </table:table-cell>
          <table:table-cell table:formula="of:=AND([.D30];[.C3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864477255211298" calcext:value-type="float">
            <text:p>0.864477255211298</text:p>
          </table:table-cell>
          <table:table-cell office:value-type="float" office:value="1.04833730263738" calcext:value-type="float">
            <text:p>1.04833730263738</text:p>
          </table:table-cell>
          <table:table-cell table:formula="of:=OR(AND([.A31] &gt; 1; [.B31] &gt; 1); AND([.A31] &lt; 1; [.B31] &lt; 1))" office:value-type="boolean" office:boolean-value="false" calcext:value-type="boolean">
            <text:p>FALSE</text:p>
          </table:table-cell>
          <table:table-cell table:formula="of:=ABS([.A31] - 1) &gt; 0.021" office:value-type="boolean" office:boolean-value="true" calcext:value-type="boolean">
            <text:p>TRUE</text:p>
          </table:table-cell>
          <table:table-cell table:formula="of:=AND([.D31];[.C3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870803245918715" calcext:value-type="float">
            <text:p>0.870803245918715</text:p>
          </table:table-cell>
          <table:table-cell office:value-type="float" office:value="1.01219828704905" calcext:value-type="float">
            <text:p>1.01219828704905</text:p>
          </table:table-cell>
          <table:table-cell table:formula="of:=OR(AND([.A32] &gt; 1; [.B32] &gt; 1); AND([.A32] &lt; 1; [.B32] &lt; 1))" office:value-type="boolean" office:boolean-value="false" calcext:value-type="boolean">
            <text:p>FALSE</text:p>
          </table:table-cell>
          <table:table-cell table:formula="of:=ABS([.A32] - 1) &gt; 0.021" office:value-type="boolean" office:boolean-value="true" calcext:value-type="boolean">
            <text:p>TRUE</text:p>
          </table:table-cell>
          <table:table-cell table:formula="of:=AND([.D32];[.C3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834761515648452" calcext:value-type="float">
            <text:p>0.834761515648452</text:p>
          </table:table-cell>
          <table:table-cell office:value-type="float" office:value="1.03990409316664" calcext:value-type="float">
            <text:p>1.03990409316664</text:p>
          </table:table-cell>
          <table:table-cell table:formula="of:=OR(AND([.A33] &gt; 1; [.B33] &gt; 1); AND([.A33] &lt; 1; [.B33] &lt; 1))" office:value-type="boolean" office:boolean-value="false" calcext:value-type="boolean">
            <text:p>FALSE</text:p>
          </table:table-cell>
          <table:table-cell table:formula="of:=ABS([.A33] - 1) &gt; 0.021" office:value-type="boolean" office:boolean-value="true" calcext:value-type="boolean">
            <text:p>TRUE</text:p>
          </table:table-cell>
          <table:table-cell table:formula="of:=AND([.D33];[.C3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819659027731131" calcext:value-type="float">
            <text:p>0.819659027731131</text:p>
          </table:table-cell>
          <table:table-cell office:value-type="float" office:value="1.01931150293871" calcext:value-type="float">
            <text:p>1.01931150293871</text:p>
          </table:table-cell>
          <table:table-cell table:formula="of:=OR(AND([.A34] &gt; 1; [.B34] &gt; 1); AND([.A34] &lt; 1; [.B34] &lt; 1))" office:value-type="boolean" office:boolean-value="false" calcext:value-type="boolean">
            <text:p>FALSE</text:p>
          </table:table-cell>
          <table:table-cell table:formula="of:=ABS([.A34] - 1) &gt; 0.021" office:value-type="boolean" office:boolean-value="true" calcext:value-type="boolean">
            <text:p>TRUE</text:p>
          </table:table-cell>
          <table:table-cell table:formula="of:=AND([.D34];[.C3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819123107395527" calcext:value-type="float">
            <text:p>0.819123107395527</text:p>
          </table:table-cell>
          <table:table-cell office:value-type="float" office:value="1.04112808460635" calcext:value-type="float">
            <text:p>1.04112808460635</text:p>
          </table:table-cell>
          <table:table-cell table:formula="of:=OR(AND([.A35] &gt; 1; [.B35] &gt; 1); AND([.A35] &lt; 1; [.B35] &lt; 1))" office:value-type="boolean" office:boolean-value="false" calcext:value-type="boolean">
            <text:p>FALSE</text:p>
          </table:table-cell>
          <table:table-cell table:formula="of:=ABS([.A35] - 1) &gt; 0.021" office:value-type="boolean" office:boolean-value="true" calcext:value-type="boolean">
            <text:p>TRUE</text:p>
          </table:table-cell>
          <table:table-cell table:formula="of:=AND([.D35];[.C3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768325226248309" calcext:value-type="float">
            <text:p>0.768325226248309</text:p>
          </table:table-cell>
          <table:table-cell office:value-type="float" office:value="1.05645368231973" calcext:value-type="float">
            <text:p>1.05645368231973</text:p>
          </table:table-cell>
          <table:table-cell table:formula="of:=OR(AND([.A36] &gt; 1; [.B36] &gt; 1); AND([.A36] &lt; 1; [.B36] &lt; 1))" office:value-type="boolean" office:boolean-value="false" calcext:value-type="boolean">
            <text:p>FALSE</text:p>
          </table:table-cell>
          <table:table-cell table:formula="of:=ABS([.A36] - 1) &gt; 0.021" office:value-type="boolean" office:boolean-value="true" calcext:value-type="boolean">
            <text:p>TRUE</text:p>
          </table:table-cell>
          <table:table-cell table:formula="of:=AND([.D36];[.C3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39477973710185" calcext:value-type="float">
            <text:p>0.939477973710185</text:p>
          </table:table-cell>
          <table:table-cell office:value-type="float" office:value="1.11813135985199" calcext:value-type="float">
            <text:p>1.11813135985199</text:p>
          </table:table-cell>
          <table:table-cell table:formula="of:=OR(AND([.A37] &gt; 1; [.B37] &gt; 1); AND([.A37] &lt; 1; [.B37] &lt; 1))" office:value-type="boolean" office:boolean-value="false" calcext:value-type="boolean">
            <text:p>FALSE</text:p>
          </table:table-cell>
          <table:table-cell table:formula="of:=ABS([.A37] - 1) &gt; 0.021" office:value-type="boolean" office:boolean-value="true" calcext:value-type="boolean">
            <text:p>TRUE</text:p>
          </table:table-cell>
          <table:table-cell table:formula="of:=AND([.D37];[.C3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1544485966004" calcext:value-type="float">
            <text:p>1.01544485966004</text:p>
          </table:table-cell>
          <table:table-cell office:value-type="float" office:value="1.09195078425848" calcext:value-type="float">
            <text:p>1.09195078425848</text:p>
          </table:table-cell>
          <table:table-cell table:formula="of:=OR(AND([.A38] &gt; 1; [.B38] &gt; 1); AND([.A38] &lt; 1; [.B38] &lt; 1))" office:value-type="boolean" office:boolean-value="true" calcext:value-type="boolean">
            <text:p>TRUE</text:p>
          </table:table-cell>
          <table:table-cell table:formula="of:=ABS([.A38] - 1) &gt; 0.021" office:value-type="boolean" office:boolean-value="false" calcext:value-type="boolean">
            <text:p>FALSE</text:p>
          </table:table-cell>
          <table:table-cell table:formula="of:=AND([.D38];[.C3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6513418975781" calcext:value-type="float">
            <text:p>1.06513418975781</text:p>
          </table:table-cell>
          <table:table-cell office:value-type="float" office:value="1.12807546435865" calcext:value-type="float">
            <text:p>1.12807546435865</text:p>
          </table:table-cell>
          <table:table-cell table:formula="of:=OR(AND([.A39] &gt; 1; [.B39] &gt; 1); AND([.A39] &lt; 1; [.B39] &lt; 1))" office:value-type="boolean" office:boolean-value="true" calcext:value-type="boolean">
            <text:p>TRUE</text:p>
          </table:table-cell>
          <table:table-cell table:formula="of:=ABS([.A39] - 1) &gt; 0.021" office:value-type="boolean" office:boolean-value="true" calcext:value-type="boolean">
            <text:p>TRUE</text:p>
          </table:table-cell>
          <table:table-cell table:formula="of:=AND([.D39];[.C3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614409381433" calcext:value-type="float">
            <text:p>1.0614409381433</text:p>
          </table:table-cell>
          <table:table-cell office:value-type="float" office:value="1.09943102322545" calcext:value-type="float">
            <text:p>1.09943102322545</text:p>
          </table:table-cell>
          <table:table-cell table:formula="of:=OR(AND([.A40] &gt; 1; [.B40] &gt; 1); AND([.A40] &lt; 1; [.B40] &lt; 1))" office:value-type="boolean" office:boolean-value="true" calcext:value-type="boolean">
            <text:p>TRUE</text:p>
          </table:table-cell>
          <table:table-cell table:formula="of:=ABS([.A40] - 1) &gt; 0.021" office:value-type="boolean" office:boolean-value="true" calcext:value-type="boolean">
            <text:p>TRUE</text:p>
          </table:table-cell>
          <table:table-cell table:formula="of:=AND([.D40];[.C4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5768946235978" calcext:value-type="float">
            <text:p>1.05768946235978</text:p>
          </table:table-cell>
          <table:table-cell office:value-type="float" office:value="1.06741361453724" calcext:value-type="float">
            <text:p>1.06741361453724</text:p>
          </table:table-cell>
          <table:table-cell table:formula="of:=OR(AND([.A41] &gt; 1; [.B41] &gt; 1); AND([.A41] &lt; 1; [.B41] &lt; 1))" office:value-type="boolean" office:boolean-value="true" calcext:value-type="boolean">
            <text:p>TRUE</text:p>
          </table:table-cell>
          <table:table-cell table:formula="of:=ABS([.A41] - 1) &gt; 0.021" office:value-type="boolean" office:boolean-value="true" calcext:value-type="boolean">
            <text:p>TRUE</text:p>
          </table:table-cell>
          <table:table-cell table:formula="of:=AND([.D41];[.C4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7838544824419" calcext:value-type="float">
            <text:p>1.07838544824419</text:p>
          </table:table-cell>
          <table:table-cell office:value-type="float" office:value="1.07027777777778" calcext:value-type="float">
            <text:p>1.07027777777778</text:p>
          </table:table-cell>
          <table:table-cell table:formula="of:=OR(AND([.A42] &gt; 1; [.B42] &gt; 1); AND([.A42] &lt; 1; [.B42] &lt; 1))" office:value-type="boolean" office:boolean-value="true" calcext:value-type="boolean">
            <text:p>TRUE</text:p>
          </table:table-cell>
          <table:table-cell table:formula="of:=ABS([.A42] - 1) &gt; 0.021" office:value-type="boolean" office:boolean-value="true" calcext:value-type="boolean">
            <text:p>TRUE</text:p>
          </table:table-cell>
          <table:table-cell table:formula="of:=AND([.D42];[.C4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10797271768175" calcext:value-type="float">
            <text:p>1.10797271768175</text:p>
          </table:table-cell>
          <table:table-cell office:value-type="float" office:value="0.978302756136383" calcext:value-type="float">
            <text:p>0.978302756136383</text:p>
          </table:table-cell>
          <table:table-cell table:formula="of:=OR(AND([.A43] &gt; 1; [.B43] &gt; 1); AND([.A43] &lt; 1; [.B43] &lt; 1))" office:value-type="boolean" office:boolean-value="false" calcext:value-type="boolean">
            <text:p>FALSE</text:p>
          </table:table-cell>
          <table:table-cell table:formula="of:=ABS([.A43] - 1) &gt; 0.021" office:value-type="boolean" office:boolean-value="true" calcext:value-type="boolean">
            <text:p>TRUE</text:p>
          </table:table-cell>
          <table:table-cell table:formula="of:=AND([.D43];[.C4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13103692912692" calcext:value-type="float">
            <text:p>1.13103692912692</text:p>
          </table:table-cell>
          <table:table-cell office:value-type="float" office:value="1.01284122799558" calcext:value-type="float">
            <text:p>1.01284122799558</text:p>
          </table:table-cell>
          <table:table-cell table:formula="of:=OR(AND([.A44] &gt; 1; [.B44] &gt; 1); AND([.A44] &lt; 1; [.B44] &lt; 1))" office:value-type="boolean" office:boolean-value="true" calcext:value-type="boolean">
            <text:p>TRUE</text:p>
          </table:table-cell>
          <table:table-cell table:formula="of:=ABS([.A44] - 1) &gt; 0.021" office:value-type="boolean" office:boolean-value="true" calcext:value-type="boolean">
            <text:p>TRUE</text:p>
          </table:table-cell>
          <table:table-cell table:formula="of:=AND([.D44];[.C4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14417632464998" calcext:value-type="float">
            <text:p>1.14417632464998</text:p>
          </table:table-cell>
          <table:table-cell office:value-type="float" office:value="0.948491362152695" calcext:value-type="float">
            <text:p>0.948491362152695</text:p>
          </table:table-cell>
          <table:table-cell table:formula="of:=OR(AND([.A45] &gt; 1; [.B45] &gt; 1); AND([.A45] &lt; 1; [.B45] &lt; 1))" office:value-type="boolean" office:boolean-value="false" calcext:value-type="boolean">
            <text:p>FALSE</text:p>
          </table:table-cell>
          <table:table-cell table:formula="of:=ABS([.A45] - 1) &gt; 0.021" office:value-type="boolean" office:boolean-value="true" calcext:value-type="boolean">
            <text:p>TRUE</text:p>
          </table:table-cell>
          <table:table-cell table:formula="of:=AND([.D45];[.C4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96210415479391" calcext:value-type="float">
            <text:p>0.996210415479391</text:p>
          </table:table-cell>
          <table:table-cell office:value-type="float" office:value="0.911223694466095" calcext:value-type="float">
            <text:p>0.911223694466095</text:p>
          </table:table-cell>
          <table:table-cell table:formula="of:=OR(AND([.A46] &gt; 1; [.B46] &gt; 1); AND([.A46] &lt; 1; [.B46] &lt; 1))" office:value-type="boolean" office:boolean-value="true" calcext:value-type="boolean">
            <text:p>TRUE</text:p>
          </table:table-cell>
          <table:table-cell table:formula="of:=ABS([.A46] - 1) &gt; 0.021" office:value-type="boolean" office:boolean-value="false" calcext:value-type="boolean">
            <text:p>FALSE</text:p>
          </table:table-cell>
          <table:table-cell table:formula="of:=AND([.D46];[.C4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2262710019765" calcext:value-type="float">
            <text:p>1.02262710019765</text:p>
          </table:table-cell>
          <table:table-cell office:value-type="float" office:value="0.854815752016448" calcext:value-type="float">
            <text:p>0.854815752016448</text:p>
          </table:table-cell>
          <table:table-cell table:formula="of:=OR(AND([.A47] &gt; 1; [.B47] &gt; 1); AND([.A47] &lt; 1; [.B47] &lt; 1))" office:value-type="boolean" office:boolean-value="false" calcext:value-type="boolean">
            <text:p>FALSE</text:p>
          </table:table-cell>
          <table:table-cell table:formula="of:=ABS([.A47] - 1) &gt; 0.021" office:value-type="boolean" office:boolean-value="true" calcext:value-type="boolean">
            <text:p>TRUE</text:p>
          </table:table-cell>
          <table:table-cell table:formula="of:=AND([.D47];[.C4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2402735742093" calcext:value-type="float">
            <text:p>1.02402735742093</text:p>
          </table:table-cell>
          <table:table-cell office:value-type="float" office:value="0.822988328051326" calcext:value-type="float">
            <text:p>0.822988328051326</text:p>
          </table:table-cell>
          <table:table-cell table:formula="of:=OR(AND([.A48] &gt; 1; [.B48] &gt; 1); AND([.A48] &lt; 1; [.B48] &lt; 1))" office:value-type="boolean" office:boolean-value="false" calcext:value-type="boolean">
            <text:p>FALSE</text:p>
          </table:table-cell>
          <table:table-cell table:formula="of:=ABS([.A48] - 1) &gt; 0.021" office:value-type="boolean" office:boolean-value="true" calcext:value-type="boolean">
            <text:p>TRUE</text:p>
          </table:table-cell>
          <table:table-cell table:formula="of:=AND([.D48];[.C4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7862193965797" calcext:value-type="float">
            <text:p>1.07862193965797</text:p>
          </table:table-cell>
          <table:table-cell office:value-type="float" office:value="0.831016647809924" calcext:value-type="float">
            <text:p>0.831016647809924</text:p>
          </table:table-cell>
          <table:table-cell table:formula="of:=OR(AND([.A49] &gt; 1; [.B49] &gt; 1); AND([.A49] &lt; 1; [.B49] &lt; 1))" office:value-type="boolean" office:boolean-value="false" calcext:value-type="boolean">
            <text:p>FALSE</text:p>
          </table:table-cell>
          <table:table-cell table:formula="of:=ABS([.A49] - 1) &gt; 0.021" office:value-type="boolean" office:boolean-value="true" calcext:value-type="boolean">
            <text:p>TRUE</text:p>
          </table:table-cell>
          <table:table-cell table:formula="of:=AND([.D49];[.C4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7729708638953" calcext:value-type="float">
            <text:p>1.07729708638953</text:p>
          </table:table-cell>
          <table:table-cell office:value-type="float" office:value="0.83431906614786" calcext:value-type="float">
            <text:p>0.83431906614786</text:p>
          </table:table-cell>
          <table:table-cell table:formula="of:=OR(AND([.A50] &gt; 1; [.B50] &gt; 1); AND([.A50] &lt; 1; [.B50] &lt; 1))" office:value-type="boolean" office:boolean-value="false" calcext:value-type="boolean">
            <text:p>FALSE</text:p>
          </table:table-cell>
          <table:table-cell table:formula="of:=ABS([.A50] - 1) &gt; 0.021" office:value-type="boolean" office:boolean-value="true" calcext:value-type="boolean">
            <text:p>TRUE</text:p>
          </table:table-cell>
          <table:table-cell table:formula="of:=AND([.D50];[.C5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5775422368559" calcext:value-type="float">
            <text:p>1.05775422368559</text:p>
          </table:table-cell>
          <table:table-cell office:value-type="float" office:value="0.834656188605108" calcext:value-type="float">
            <text:p>0.834656188605108</text:p>
          </table:table-cell>
          <table:table-cell table:formula="of:=OR(AND([.A51] &gt; 1; [.B51] &gt; 1); AND([.A51] &lt; 1; [.B51] &lt; 1))" office:value-type="boolean" office:boolean-value="false" calcext:value-type="boolean">
            <text:p>FALSE</text:p>
          </table:table-cell>
          <table:table-cell table:formula="of:=ABS([.A51] - 1) &gt; 0.021" office:value-type="boolean" office:boolean-value="true" calcext:value-type="boolean">
            <text:p>TRUE</text:p>
          </table:table-cell>
          <table:table-cell table:formula="of:=AND([.D51];[.C5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5336197263011" calcext:value-type="float">
            <text:p>1.05336197263011</text:p>
          </table:table-cell>
          <table:table-cell office:value-type="float" office:value="0.830769230769231" calcext:value-type="float">
            <text:p>0.830769230769231</text:p>
          </table:table-cell>
          <table:table-cell table:formula="of:=OR(AND([.A52] &gt; 1; [.B52] &gt; 1); AND([.A52] &lt; 1; [.B52] &lt; 1))" office:value-type="boolean" office:boolean-value="false" calcext:value-type="boolean">
            <text:p>FALSE</text:p>
          </table:table-cell>
          <table:table-cell table:formula="of:=ABS([.A52] - 1) &gt; 0.021" office:value-type="boolean" office:boolean-value="true" calcext:value-type="boolean">
            <text:p>TRUE</text:p>
          </table:table-cell>
          <table:table-cell table:formula="of:=AND([.D52];[.C5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7212690732919" calcext:value-type="float">
            <text:p>1.07212690732919</text:p>
          </table:table-cell>
          <table:table-cell office:value-type="float" office:value="0.958179483063092" calcext:value-type="float">
            <text:p>0.958179483063092</text:p>
          </table:table-cell>
          <table:table-cell table:formula="of:=OR(AND([.A53] &gt; 1; [.B53] &gt; 1); AND([.A53] &lt; 1; [.B53] &lt; 1))" office:value-type="boolean" office:boolean-value="false" calcext:value-type="boolean">
            <text:p>FALSE</text:p>
          </table:table-cell>
          <table:table-cell table:formula="of:=ABS([.A53] - 1) &gt; 0.021" office:value-type="boolean" office:boolean-value="true" calcext:value-type="boolean">
            <text:p>TRUE</text:p>
          </table:table-cell>
          <table:table-cell table:formula="of:=AND([.D53];[.C5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1480480400602" calcext:value-type="float">
            <text:p>1.01480480400602</text:p>
          </table:table-cell>
          <table:table-cell office:value-type="float" office:value="0.957105648705844" calcext:value-type="float">
            <text:p>0.957105648705844</text:p>
          </table:table-cell>
          <table:table-cell table:formula="of:=OR(AND([.A54] &gt; 1; [.B54] &gt; 1); AND([.A54] &lt; 1; [.B54] &lt; 1))" office:value-type="boolean" office:boolean-value="false" calcext:value-type="boolean">
            <text:p>FALSE</text:p>
          </table:table-cell>
          <table:table-cell table:formula="of:=ABS([.A54] - 1) &gt; 0.021" office:value-type="boolean" office:boolean-value="false" calcext:value-type="boolean">
            <text:p>FALSE</text:p>
          </table:table-cell>
          <table:table-cell table:formula="of:=AND([.D54];[.C5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2170811712025" calcext:value-type="float">
            <text:p>1.02170811712025</text:p>
          </table:table-cell>
          <table:table-cell office:value-type="float" office:value="1.06377032520325" calcext:value-type="float">
            <text:p>1.06377032520325</text:p>
          </table:table-cell>
          <table:table-cell table:formula="of:=OR(AND([.A55] &gt; 1; [.B55] &gt; 1); AND([.A55] &lt; 1; [.B55] &lt; 1))" office:value-type="boolean" office:boolean-value="true" calcext:value-type="boolean">
            <text:p>TRUE</text:p>
          </table:table-cell>
          <table:table-cell table:formula="of:=ABS([.A55] - 1) &gt; 0.021" office:value-type="boolean" office:boolean-value="true" calcext:value-type="boolean">
            <text:p>TRUE</text:p>
          </table:table-cell>
          <table:table-cell table:formula="of:=AND([.D55];[.C5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0667896879531" calcext:value-type="float">
            <text:p>1.00667896879531</text:p>
          </table:table-cell>
          <table:table-cell office:value-type="float" office:value="1.1047012226623" calcext:value-type="float">
            <text:p>1.1047012226623</text:p>
          </table:table-cell>
          <table:table-cell table:formula="of:=OR(AND([.A56] &gt; 1; [.B56] &gt; 1); AND([.A56] &lt; 1; [.B56] &lt; 1))" office:value-type="boolean" office:boolean-value="true" calcext:value-type="boolean">
            <text:p>TRUE</text:p>
          </table:table-cell>
          <table:table-cell table:formula="of:=ABS([.A56] - 1) &gt; 0.021" office:value-type="boolean" office:boolean-value="false" calcext:value-type="boolean">
            <text:p>FALSE</text:p>
          </table:table-cell>
          <table:table-cell table:formula="of:=AND([.D56];[.C5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20279654297896" calcext:value-type="float">
            <text:p>0.920279654297896</text:p>
          </table:table-cell>
          <table:table-cell office:value-type="float" office:value="1.1599706475876" calcext:value-type="float">
            <text:p>1.1599706475876</text:p>
          </table:table-cell>
          <table:table-cell table:formula="of:=OR(AND([.A57] &gt; 1; [.B57] &gt; 1); AND([.A57] &lt; 1; [.B57] &lt; 1))" office:value-type="boolean" office:boolean-value="false" calcext:value-type="boolean">
            <text:p>FALSE</text:p>
          </table:table-cell>
          <table:table-cell table:formula="of:=ABS([.A57] - 1) &gt; 0.021" office:value-type="boolean" office:boolean-value="true" calcext:value-type="boolean">
            <text:p>TRUE</text:p>
          </table:table-cell>
          <table:table-cell table:formula="of:=AND([.D57];[.C5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2049695366713" calcext:value-type="float">
            <text:p>0.92049695366713</text:p>
          </table:table-cell>
          <table:table-cell office:value-type="float" office:value="1.23503579952267" calcext:value-type="float">
            <text:p>1.23503579952267</text:p>
          </table:table-cell>
          <table:table-cell table:formula="of:=OR(AND([.A58] &gt; 1; [.B58] &gt; 1); AND([.A58] &lt; 1; [.B58] &lt; 1))" office:value-type="boolean" office:boolean-value="false" calcext:value-type="boolean">
            <text:p>FALSE</text:p>
          </table:table-cell>
          <table:table-cell table:formula="of:=ABS([.A58] - 1) &gt; 0.021" office:value-type="boolean" office:boolean-value="true" calcext:value-type="boolean">
            <text:p>TRUE</text:p>
          </table:table-cell>
          <table:table-cell table:formula="of:=AND([.D58];[.C5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18514806659785" calcext:value-type="float">
            <text:p>0.918514806659785</text:p>
          </table:table-cell>
          <table:table-cell office:value-type="float" office:value="1.17881299418882" calcext:value-type="float">
            <text:p>1.17881299418882</text:p>
          </table:table-cell>
          <table:table-cell table:formula="of:=OR(AND([.A59] &gt; 1; [.B59] &gt; 1); AND([.A59] &lt; 1; [.B59] &lt; 1))" office:value-type="boolean" office:boolean-value="false" calcext:value-type="boolean">
            <text:p>FALSE</text:p>
          </table:table-cell>
          <table:table-cell table:formula="of:=ABS([.A59] - 1) &gt; 0.021" office:value-type="boolean" office:boolean-value="true" calcext:value-type="boolean">
            <text:p>TRUE</text:p>
          </table:table-cell>
          <table:table-cell table:formula="of:=AND([.D59];[.C5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848322525334688" calcext:value-type="float">
            <text:p>0.848322525334688</text:p>
          </table:table-cell>
          <table:table-cell office:value-type="float" office:value="1.29916085330098" calcext:value-type="float">
            <text:p>1.29916085330098</text:p>
          </table:table-cell>
          <table:table-cell table:formula="of:=OR(AND([.A60] &gt; 1; [.B60] &gt; 1); AND([.A60] &lt; 1; [.B60] &lt; 1))" office:value-type="boolean" office:boolean-value="false" calcext:value-type="boolean">
            <text:p>FALSE</text:p>
          </table:table-cell>
          <table:table-cell table:formula="of:=ABS([.A60] - 1) &gt; 0.021" office:value-type="boolean" office:boolean-value="true" calcext:value-type="boolean">
            <text:p>TRUE</text:p>
          </table:table-cell>
          <table:table-cell table:formula="of:=AND([.D60];[.C6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879727013023034" calcext:value-type="float">
            <text:p>0.879727013023034</text:p>
          </table:table-cell>
          <table:table-cell office:value-type="float" office:value="1.22062350119904" calcext:value-type="float">
            <text:p>1.22062350119904</text:p>
          </table:table-cell>
          <table:table-cell table:formula="of:=OR(AND([.A61] &gt; 1; [.B61] &gt; 1); AND([.A61] &lt; 1; [.B61] &lt; 1))" office:value-type="boolean" office:boolean-value="false" calcext:value-type="boolean">
            <text:p>FALSE</text:p>
          </table:table-cell>
          <table:table-cell table:formula="of:=ABS([.A61] - 1) &gt; 0.021" office:value-type="boolean" office:boolean-value="true" calcext:value-type="boolean">
            <text:p>TRUE</text:p>
          </table:table-cell>
          <table:table-cell table:formula="of:=AND([.D61];[.C6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75141883017359" calcext:value-type="float">
            <text:p>0.975141883017359</text:p>
          </table:table-cell>
          <table:table-cell office:value-type="float" office:value="1.29417620706819" calcext:value-type="float">
            <text:p>1.29417620706819</text:p>
          </table:table-cell>
          <table:table-cell table:formula="of:=OR(AND([.A62] &gt; 1; [.B62] &gt; 1); AND([.A62] &lt; 1; [.B62] &lt; 1))" office:value-type="boolean" office:boolean-value="false" calcext:value-type="boolean">
            <text:p>FALSE</text:p>
          </table:table-cell>
          <table:table-cell table:formula="of:=ABS([.A62] - 1) &gt; 0.021" office:value-type="boolean" office:boolean-value="true" calcext:value-type="boolean">
            <text:p>TRUE</text:p>
          </table:table-cell>
          <table:table-cell table:formula="of:=AND([.D62];[.C6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2345679554601" calcext:value-type="float">
            <text:p>1.02345679554601</text:p>
          </table:table-cell>
          <table:table-cell office:value-type="float" office:value="1.16136850936888" calcext:value-type="float">
            <text:p>1.16136850936888</text:p>
          </table:table-cell>
          <table:table-cell table:formula="of:=OR(AND([.A63] &gt; 1; [.B63] &gt; 1); AND([.A63] &lt; 1; [.B63] &lt; 1))" office:value-type="boolean" office:boolean-value="true" calcext:value-type="boolean">
            <text:p>TRUE</text:p>
          </table:table-cell>
          <table:table-cell table:formula="of:=ABS([.A63] - 1) &gt; 0.021" office:value-type="boolean" office:boolean-value="true" calcext:value-type="boolean">
            <text:p>TRUE</text:p>
          </table:table-cell>
          <table:table-cell table:formula="of:=AND([.D63];[.C6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10120439882591" calcext:value-type="float">
            <text:p>1.10120439882591</text:p>
          </table:table-cell>
          <table:table-cell office:value-type="float" office:value="1.12498855416171" calcext:value-type="float">
            <text:p>1.12498855416171</text:p>
          </table:table-cell>
          <table:table-cell table:formula="of:=OR(AND([.A64] &gt; 1; [.B64] &gt; 1); AND([.A64] &lt; 1; [.B64] &lt; 1))" office:value-type="boolean" office:boolean-value="true" calcext:value-type="boolean">
            <text:p>TRUE</text:p>
          </table:table-cell>
          <table:table-cell table:formula="of:=ABS([.A64] - 1) &gt; 0.021" office:value-type="boolean" office:boolean-value="true" calcext:value-type="boolean">
            <text:p>TRUE</text:p>
          </table:table-cell>
          <table:table-cell table:formula="of:=AND([.D64];[.C6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23182958739191" calcext:value-type="float">
            <text:p>1.23182958739191</text:p>
          </table:table-cell>
          <table:table-cell office:value-type="float" office:value="1.00905828063579" calcext:value-type="float">
            <text:p>1.00905828063579</text:p>
          </table:table-cell>
          <table:table-cell table:formula="of:=OR(AND([.A65] &gt; 1; [.B65] &gt; 1); AND([.A65] &lt; 1; [.B65] &lt; 1))" office:value-type="boolean" office:boolean-value="true" calcext:value-type="boolean">
            <text:p>TRUE</text:p>
          </table:table-cell>
          <table:table-cell table:formula="of:=ABS([.A65] - 1) &gt; 0.021" office:value-type="boolean" office:boolean-value="true" calcext:value-type="boolean">
            <text:p>TRUE</text:p>
          </table:table-cell>
          <table:table-cell table:formula="of:=AND([.D65];[.C6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47199977978914" calcext:value-type="float">
            <text:p>1.47199977978914</text:p>
          </table:table-cell>
          <table:table-cell office:value-type="float" office:value="1.11963752048588" calcext:value-type="float">
            <text:p>1.11963752048588</text:p>
          </table:table-cell>
          <table:table-cell table:formula="of:=OR(AND([.A66] &gt; 1; [.B66] &gt; 1); AND([.A66] &lt; 1; [.B66] &lt; 1))" office:value-type="boolean" office:boolean-value="true" calcext:value-type="boolean">
            <text:p>TRUE</text:p>
          </table:table-cell>
          <table:table-cell table:formula="of:=ABS([.A66] - 1) &gt; 0.021" office:value-type="boolean" office:boolean-value="true" calcext:value-type="boolean">
            <text:p>TRUE</text:p>
          </table:table-cell>
          <table:table-cell table:formula="of:=AND([.D66];[.C6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50606557262166" calcext:value-type="float">
            <text:p>1.50606557262166</text:p>
          </table:table-cell>
          <table:table-cell office:value-type="float" office:value="0.976969262478717" calcext:value-type="float">
            <text:p>0.976969262478717</text:p>
          </table:table-cell>
          <table:table-cell table:formula="of:=OR(AND([.A67] &gt; 1; [.B67] &gt; 1); AND([.A67] &lt; 1; [.B67] &lt; 1))" office:value-type="boolean" office:boolean-value="false" calcext:value-type="boolean">
            <text:p>FALSE</text:p>
          </table:table-cell>
          <table:table-cell table:formula="of:=ABS([.A67] - 1) &gt; 0.021" office:value-type="boolean" office:boolean-value="true" calcext:value-type="boolean">
            <text:p>TRUE</text:p>
          </table:table-cell>
          <table:table-cell table:formula="of:=AND([.D67];[.C6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50695597711151" calcext:value-type="float">
            <text:p>1.50695597711151</text:p>
          </table:table-cell>
          <table:table-cell office:value-type="float" office:value="0.926499203962498" calcext:value-type="float">
            <text:p>0.926499203962498</text:p>
          </table:table-cell>
          <table:table-cell table:formula="of:=OR(AND([.A68] &gt; 1; [.B68] &gt; 1); AND([.A68] &lt; 1; [.B68] &lt; 1))" office:value-type="boolean" office:boolean-value="false" calcext:value-type="boolean">
            <text:p>FALSE</text:p>
          </table:table-cell>
          <table:table-cell table:formula="of:=ABS([.A68] - 1) &gt; 0.021" office:value-type="boolean" office:boolean-value="true" calcext:value-type="boolean">
            <text:p>TRUE</text:p>
          </table:table-cell>
          <table:table-cell table:formula="of:=AND([.D68];[.C6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47453562904968" calcext:value-type="float">
            <text:p>1.47453562904968</text:p>
          </table:table-cell>
          <table:table-cell office:value-type="float" office:value="0.93489490559316" calcext:value-type="float">
            <text:p>0.93489490559316</text:p>
          </table:table-cell>
          <table:table-cell table:formula="of:=OR(AND([.A69] &gt; 1; [.B69] &gt; 1); AND([.A69] &lt; 1; [.B69] &lt; 1))" office:value-type="boolean" office:boolean-value="false" calcext:value-type="boolean">
            <text:p>FALSE</text:p>
          </table:table-cell>
          <table:table-cell table:formula="of:=ABS([.A69] - 1) &gt; 0.021" office:value-type="boolean" office:boolean-value="true" calcext:value-type="boolean">
            <text:p>TRUE</text:p>
          </table:table-cell>
          <table:table-cell table:formula="of:=AND([.D69];[.C6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42434371516307" calcext:value-type="float">
            <text:p>1.42434371516307</text:p>
          </table:table-cell>
          <table:table-cell office:value-type="float" office:value="0.865733041575492" calcext:value-type="float">
            <text:p>0.865733041575492</text:p>
          </table:table-cell>
          <table:table-cell table:formula="of:=OR(AND([.A70] &gt; 1; [.B70] &gt; 1); AND([.A70] &lt; 1; [.B70] &lt; 1))" office:value-type="boolean" office:boolean-value="false" calcext:value-type="boolean">
            <text:p>FALSE</text:p>
          </table:table-cell>
          <table:table-cell table:formula="of:=ABS([.A70] - 1) &gt; 0.021" office:value-type="boolean" office:boolean-value="true" calcext:value-type="boolean">
            <text:p>TRUE</text:p>
          </table:table-cell>
          <table:table-cell table:formula="of:=AND([.D70];[.C7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20231186041296" calcext:value-type="float">
            <text:p>1.20231186041296</text:p>
          </table:table-cell>
          <table:table-cell office:value-type="float" office:value="0.850395627702096" calcext:value-type="float">
            <text:p>0.850395627702096</text:p>
          </table:table-cell>
          <table:table-cell table:formula="of:=OR(AND([.A71] &gt; 1; [.B71] &gt; 1); AND([.A71] &lt; 1; [.B71] &lt; 1))" office:value-type="boolean" office:boolean-value="false" calcext:value-type="boolean">
            <text:p>FALSE</text:p>
          </table:table-cell>
          <table:table-cell table:formula="of:=ABS([.A71] - 1) &gt; 0.021" office:value-type="boolean" office:boolean-value="true" calcext:value-type="boolean">
            <text:p>TRUE</text:p>
          </table:table-cell>
          <table:table-cell table:formula="of:=AND([.D71];[.C7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2119249464111" calcext:value-type="float">
            <text:p>1.2119249464111</text:p>
          </table:table-cell>
          <table:table-cell office:value-type="float" office:value="0.81309697264044" calcext:value-type="float">
            <text:p>0.81309697264044</text:p>
          </table:table-cell>
          <table:table-cell table:formula="of:=OR(AND([.A72] &gt; 1; [.B72] &gt; 1); AND([.A72] &lt; 1; [.B72] &lt; 1))" office:value-type="boolean" office:boolean-value="false" calcext:value-type="boolean">
            <text:p>FALSE</text:p>
          </table:table-cell>
          <table:table-cell table:formula="of:=ABS([.A72] - 1) &gt; 0.021" office:value-type="boolean" office:boolean-value="true" calcext:value-type="boolean">
            <text:p>TRUE</text:p>
          </table:table-cell>
          <table:table-cell table:formula="of:=AND([.D72];[.C7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25171322298713" calcext:value-type="float">
            <text:p>1.25171322298713</text:p>
          </table:table-cell>
          <table:table-cell office:value-type="float" office:value="0.909607394216908" calcext:value-type="float">
            <text:p>0.909607394216908</text:p>
          </table:table-cell>
          <table:table-cell table:formula="of:=OR(AND([.A73] &gt; 1; [.B73] &gt; 1); AND([.A73] &lt; 1; [.B73] &lt; 1))" office:value-type="boolean" office:boolean-value="false" calcext:value-type="boolean">
            <text:p>FALSE</text:p>
          </table:table-cell>
          <table:table-cell table:formula="of:=ABS([.A73] - 1) &gt; 0.021" office:value-type="boolean" office:boolean-value="true" calcext:value-type="boolean">
            <text:p>TRUE</text:p>
          </table:table-cell>
          <table:table-cell table:formula="of:=AND([.D73];[.C7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26508461515337" calcext:value-type="float">
            <text:p>1.26508461515337</text:p>
          </table:table-cell>
          <table:table-cell office:value-type="float" office:value="0.901891155339004" calcext:value-type="float">
            <text:p>0.901891155339004</text:p>
          </table:table-cell>
          <table:table-cell table:formula="of:=OR(AND([.A74] &gt; 1; [.B74] &gt; 1); AND([.A74] &lt; 1; [.B74] &lt; 1))" office:value-type="boolean" office:boolean-value="false" calcext:value-type="boolean">
            <text:p>FALSE</text:p>
          </table:table-cell>
          <table:table-cell table:formula="of:=ABS([.A74] - 1) &gt; 0.021" office:value-type="boolean" office:boolean-value="true" calcext:value-type="boolean">
            <text:p>TRUE</text:p>
          </table:table-cell>
          <table:table-cell table:formula="of:=AND([.D74];[.C7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29072071819029" calcext:value-type="float">
            <text:p>1.29072071819029</text:p>
          </table:table-cell>
          <table:table-cell office:value-type="float" office:value="0.99177896431901" calcext:value-type="float">
            <text:p>0.99177896431901</text:p>
          </table:table-cell>
          <table:table-cell table:formula="of:=OR(AND([.A75] &gt; 1; [.B75] &gt; 1); AND([.A75] &lt; 1; [.B75] &lt; 1))" office:value-type="boolean" office:boolean-value="false" calcext:value-type="boolean">
            <text:p>FALSE</text:p>
          </table:table-cell>
          <table:table-cell table:formula="of:=ABS([.A75] - 1) &gt; 0.021" office:value-type="boolean" office:boolean-value="true" calcext:value-type="boolean">
            <text:p>TRUE</text:p>
          </table:table-cell>
          <table:table-cell table:formula="of:=AND([.D75];[.C7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141178798053" calcext:value-type="float">
            <text:p>1.141178798053</text:p>
          </table:table-cell>
          <table:table-cell office:value-type="float" office:value="0.82090851535296" calcext:value-type="float">
            <text:p>0.82090851535296</text:p>
          </table:table-cell>
          <table:table-cell table:formula="of:=OR(AND([.A76] &gt; 1; [.B76] &gt; 1); AND([.A76] &lt; 1; [.B76] &lt; 1))" office:value-type="boolean" office:boolean-value="false" calcext:value-type="boolean">
            <text:p>FALSE</text:p>
          </table:table-cell>
          <table:table-cell table:formula="of:=ABS([.A76] - 1) &gt; 0.021" office:value-type="boolean" office:boolean-value="true" calcext:value-type="boolean">
            <text:p>TRUE</text:p>
          </table:table-cell>
          <table:table-cell table:formula="of:=AND([.D76];[.C7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5132600877506" calcext:value-type="float">
            <text:p>1.05132600877506</text:p>
          </table:table-cell>
          <table:table-cell office:value-type="float" office:value="0.868810339458113" calcext:value-type="float">
            <text:p>0.868810339458113</text:p>
          </table:table-cell>
          <table:table-cell table:formula="of:=OR(AND([.A77] &gt; 1; [.B77] &gt; 1); AND([.A77] &lt; 1; [.B77] &lt; 1))" office:value-type="boolean" office:boolean-value="false" calcext:value-type="boolean">
            <text:p>FALSE</text:p>
          </table:table-cell>
          <table:table-cell table:formula="of:=ABS([.A77] - 1) &gt; 0.021" office:value-type="boolean" office:boolean-value="true" calcext:value-type="boolean">
            <text:p>TRUE</text:p>
          </table:table-cell>
          <table:table-cell table:formula="of:=AND([.D77];[.C7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5106985791887" calcext:value-type="float">
            <text:p>1.05106985791887</text:p>
          </table:table-cell>
          <table:table-cell office:value-type="float" office:value="0.874806561436088" calcext:value-type="float">
            <text:p>0.874806561436088</text:p>
          </table:table-cell>
          <table:table-cell table:formula="of:=OR(AND([.A78] &gt; 1; [.B78] &gt; 1); AND([.A78] &lt; 1; [.B78] &lt; 1))" office:value-type="boolean" office:boolean-value="false" calcext:value-type="boolean">
            <text:p>FALSE</text:p>
          </table:table-cell>
          <table:table-cell table:formula="of:=ABS([.A78] - 1) &gt; 0.021" office:value-type="boolean" office:boolean-value="true" calcext:value-type="boolean">
            <text:p>TRUE</text:p>
          </table:table-cell>
          <table:table-cell table:formula="of:=AND([.D78];[.C7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5285477636225" calcext:value-type="float">
            <text:p>1.05285477636225</text:p>
          </table:table-cell>
          <table:table-cell office:value-type="float" office:value="0.881318681318681" calcext:value-type="float">
            <text:p>0.881318681318681</text:p>
          </table:table-cell>
          <table:table-cell table:formula="of:=OR(AND([.A79] &gt; 1; [.B79] &gt; 1); AND([.A79] &lt; 1; [.B79] &lt; 1))" office:value-type="boolean" office:boolean-value="false" calcext:value-type="boolean">
            <text:p>FALSE</text:p>
          </table:table-cell>
          <table:table-cell table:formula="of:=ABS([.A79] - 1) &gt; 0.021" office:value-type="boolean" office:boolean-value="true" calcext:value-type="boolean">
            <text:p>TRUE</text:p>
          </table:table-cell>
          <table:table-cell table:formula="of:=AND([.D79];[.C7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5806806871404" calcext:value-type="float">
            <text:p>1.05806806871404</text:p>
          </table:table-cell>
          <table:table-cell office:value-type="float" office:value="0.846860870209769" calcext:value-type="float">
            <text:p>0.846860870209769</text:p>
          </table:table-cell>
          <table:table-cell table:formula="of:=OR(AND([.A80] &gt; 1; [.B80] &gt; 1); AND([.A80] &lt; 1; [.B80] &lt; 1))" office:value-type="boolean" office:boolean-value="false" calcext:value-type="boolean">
            <text:p>FALSE</text:p>
          </table:table-cell>
          <table:table-cell table:formula="of:=ABS([.A80] - 1) &gt; 0.021" office:value-type="boolean" office:boolean-value="true" calcext:value-type="boolean">
            <text:p>TRUE</text:p>
          </table:table-cell>
          <table:table-cell table:formula="of:=AND([.D80];[.C8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13861869934757" calcext:value-type="float">
            <text:p>1.13861869934757</text:p>
          </table:table-cell>
          <table:table-cell office:value-type="float" office:value="0.933094839397168" calcext:value-type="float">
            <text:p>0.933094839397168</text:p>
          </table:table-cell>
          <table:table-cell table:formula="of:=OR(AND([.A81] &gt; 1; [.B81] &gt; 1); AND([.A81] &lt; 1; [.B81] &lt; 1))" office:value-type="boolean" office:boolean-value="false" calcext:value-type="boolean">
            <text:p>FALSE</text:p>
          </table:table-cell>
          <table:table-cell table:formula="of:=ABS([.A81] - 1) &gt; 0.021" office:value-type="boolean" office:boolean-value="true" calcext:value-type="boolean">
            <text:p>TRUE</text:p>
          </table:table-cell>
          <table:table-cell table:formula="of:=AND([.D81];[.C8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12930344989206" calcext:value-type="float">
            <text:p>1.12930344989206</text:p>
          </table:table-cell>
          <table:table-cell office:value-type="float" office:value="0.963650546021841" calcext:value-type="float">
            <text:p>0.963650546021841</text:p>
          </table:table-cell>
          <table:table-cell table:formula="of:=OR(AND([.A82] &gt; 1; [.B82] &gt; 1); AND([.A82] &lt; 1; [.B82] &lt; 1))" office:value-type="boolean" office:boolean-value="false" calcext:value-type="boolean">
            <text:p>FALSE</text:p>
          </table:table-cell>
          <table:table-cell table:formula="of:=ABS([.A82] - 1) &gt; 0.021" office:value-type="boolean" office:boolean-value="true" calcext:value-type="boolean">
            <text:p>TRUE</text:p>
          </table:table-cell>
          <table:table-cell table:formula="of:=AND([.D82];[.C8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12767582238745" calcext:value-type="float">
            <text:p>1.12767582238745</text:p>
          </table:table-cell>
          <table:table-cell office:value-type="float" office:value="0.937216879917349" calcext:value-type="float">
            <text:p>0.937216879917349</text:p>
          </table:table-cell>
          <table:table-cell table:formula="of:=OR(AND([.A83] &gt; 1; [.B83] &gt; 1); AND([.A83] &lt; 1; [.B83] &lt; 1))" office:value-type="boolean" office:boolean-value="false" calcext:value-type="boolean">
            <text:p>FALSE</text:p>
          </table:table-cell>
          <table:table-cell table:formula="of:=ABS([.A83] - 1) &gt; 0.021" office:value-type="boolean" office:boolean-value="true" calcext:value-type="boolean">
            <text:p>TRUE</text:p>
          </table:table-cell>
          <table:table-cell table:formula="of:=AND([.D83];[.C8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7705919547178" calcext:value-type="float">
            <text:p>1.07705919547178</text:p>
          </table:table-cell>
          <table:table-cell office:value-type="float" office:value="0.943950732772061" calcext:value-type="float">
            <text:p>0.943950732772061</text:p>
          </table:table-cell>
          <table:table-cell table:formula="of:=OR(AND([.A84] &gt; 1; [.B84] &gt; 1); AND([.A84] &lt; 1; [.B84] &lt; 1))" office:value-type="boolean" office:boolean-value="false" calcext:value-type="boolean">
            <text:p>FALSE</text:p>
          </table:table-cell>
          <table:table-cell table:formula="of:=ABS([.A84] - 1) &gt; 0.021" office:value-type="boolean" office:boolean-value="true" calcext:value-type="boolean">
            <text:p>TRUE</text:p>
          </table:table-cell>
          <table:table-cell table:formula="of:=AND([.D84];[.C8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9980182736309" calcext:value-type="float">
            <text:p>1.09980182736309</text:p>
          </table:table-cell>
          <table:table-cell office:value-type="float" office:value="0.961848862802641" calcext:value-type="float">
            <text:p>0.961848862802641</text:p>
          </table:table-cell>
          <table:table-cell table:formula="of:=OR(AND([.A85] &gt; 1; [.B85] &gt; 1); AND([.A85] &lt; 1; [.B85] &lt; 1))" office:value-type="boolean" office:boolean-value="false" calcext:value-type="boolean">
            <text:p>FALSE</text:p>
          </table:table-cell>
          <table:table-cell table:formula="of:=ABS([.A85] - 1) &gt; 0.021" office:value-type="boolean" office:boolean-value="true" calcext:value-type="boolean">
            <text:p>TRUE</text:p>
          </table:table-cell>
          <table:table-cell table:formula="of:=AND([.D85];[.C8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3634550164752" calcext:value-type="float">
            <text:p>1.03634550164752</text:p>
          </table:table-cell>
          <table:table-cell office:value-type="float" office:value="1.01657280772325" calcext:value-type="float">
            <text:p>1.01657280772325</text:p>
          </table:table-cell>
          <table:table-cell table:formula="of:=OR(AND([.A86] &gt; 1; [.B86] &gt; 1); AND([.A86] &lt; 1; [.B86] &lt; 1))" office:value-type="boolean" office:boolean-value="true" calcext:value-type="boolean">
            <text:p>TRUE</text:p>
          </table:table-cell>
          <table:table-cell table:formula="of:=ABS([.A86] - 1) &gt; 0.021" office:value-type="boolean" office:boolean-value="true" calcext:value-type="boolean">
            <text:p>TRUE</text:p>
          </table:table-cell>
          <table:table-cell table:formula="of:=AND([.D86];[.C8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6484093833215" calcext:value-type="float">
            <text:p>1.06484093833215</text:p>
          </table:table-cell>
          <table:table-cell office:value-type="float" office:value="1.03966326695807" calcext:value-type="float">
            <text:p>1.03966326695807</text:p>
          </table:table-cell>
          <table:table-cell table:formula="of:=OR(AND([.A87] &gt; 1; [.B87] &gt; 1); AND([.A87] &lt; 1; [.B87] &lt; 1))" office:value-type="boolean" office:boolean-value="true" calcext:value-type="boolean">
            <text:p>TRUE</text:p>
          </table:table-cell>
          <table:table-cell table:formula="of:=ABS([.A87] - 1) &gt; 0.021" office:value-type="boolean" office:boolean-value="true" calcext:value-type="boolean">
            <text:p>TRUE</text:p>
          </table:table-cell>
          <table:table-cell table:formula="of:=AND([.D87];[.C8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13902032135475" calcext:value-type="float">
            <text:p>1.13902032135475</text:p>
          </table:table-cell>
          <table:table-cell office:value-type="float" office:value="1.04234212436487" calcext:value-type="float">
            <text:p>1.04234212436487</text:p>
          </table:table-cell>
          <table:table-cell table:formula="of:=OR(AND([.A88] &gt; 1; [.B88] &gt; 1); AND([.A88] &lt; 1; [.B88] &lt; 1))" office:value-type="boolean" office:boolean-value="true" calcext:value-type="boolean">
            <text:p>TRUE</text:p>
          </table:table-cell>
          <table:table-cell table:formula="of:=ABS([.A88] - 1) &gt; 0.021" office:value-type="boolean" office:boolean-value="true" calcext:value-type="boolean">
            <text:p>TRUE</text:p>
          </table:table-cell>
          <table:table-cell table:formula="of:=AND([.D88];[.C8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8083319910234" calcext:value-type="float">
            <text:p>1.08083319910234</text:p>
          </table:table-cell>
          <table:table-cell office:value-type="float" office:value="1.00791139240506" calcext:value-type="float">
            <text:p>1.00791139240506</text:p>
          </table:table-cell>
          <table:table-cell table:formula="of:=OR(AND([.A89] &gt; 1; [.B89] &gt; 1); AND([.A89] &lt; 1; [.B89] &lt; 1))" office:value-type="boolean" office:boolean-value="true" calcext:value-type="boolean">
            <text:p>TRUE</text:p>
          </table:table-cell>
          <table:table-cell table:formula="of:=ABS([.A89] - 1) &gt; 0.021" office:value-type="boolean" office:boolean-value="true" calcext:value-type="boolean">
            <text:p>TRUE</text:p>
          </table:table-cell>
          <table:table-cell table:formula="of:=AND([.D89];[.C8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8163679356426" calcext:value-type="float">
            <text:p>1.08163679356426</text:p>
          </table:table-cell>
          <table:table-cell office:value-type="float" office:value="1.06995003568879" calcext:value-type="float">
            <text:p>1.06995003568879</text:p>
          </table:table-cell>
          <table:table-cell table:formula="of:=OR(AND([.A90] &gt; 1; [.B90] &gt; 1); AND([.A90] &lt; 1; [.B90] &lt; 1))" office:value-type="boolean" office:boolean-value="true" calcext:value-type="boolean">
            <text:p>TRUE</text:p>
          </table:table-cell>
          <table:table-cell table:formula="of:=ABS([.A90] - 1) &gt; 0.021" office:value-type="boolean" office:boolean-value="true" calcext:value-type="boolean">
            <text:p>TRUE</text:p>
          </table:table-cell>
          <table:table-cell table:formula="of:=AND([.D90];[.C9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0839277142556" calcext:value-type="float">
            <text:p>1.00839277142556</text:p>
          </table:table-cell>
          <table:table-cell office:value-type="float" office:value="1.11235289137245" calcext:value-type="float">
            <text:p>1.11235289137245</text:p>
          </table:table-cell>
          <table:table-cell table:formula="of:=OR(AND([.A91] &gt; 1; [.B91] &gt; 1); AND([.A91] &lt; 1; [.B91] &lt; 1))" office:value-type="boolean" office:boolean-value="true" calcext:value-type="boolean">
            <text:p>TRUE</text:p>
          </table:table-cell>
          <table:table-cell table:formula="of:=ABS([.A91] - 1) &gt; 0.021" office:value-type="boolean" office:boolean-value="false" calcext:value-type="boolean">
            <text:p>FALSE</text:p>
          </table:table-cell>
          <table:table-cell table:formula="of:=AND([.D91];[.C9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1515145822111" calcext:value-type="float">
            <text:p>1.01515145822111</text:p>
          </table:table-cell>
          <table:table-cell office:value-type="float" office:value="1.01287824919017" calcext:value-type="float">
            <text:p>1.01287824919017</text:p>
          </table:table-cell>
          <table:table-cell table:formula="of:=OR(AND([.A92] &gt; 1; [.B92] &gt; 1); AND([.A92] &lt; 1; [.B92] &lt; 1))" office:value-type="boolean" office:boolean-value="true" calcext:value-type="boolean">
            <text:p>TRUE</text:p>
          </table:table-cell>
          <table:table-cell table:formula="of:=ABS([.A92] - 1) &gt; 0.021" office:value-type="boolean" office:boolean-value="false" calcext:value-type="boolean">
            <text:p>FALSE</text:p>
          </table:table-cell>
          <table:table-cell table:formula="of:=AND([.D92];[.C9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94649311887462" calcext:value-type="float">
            <text:p>0.994649311887462</text:p>
          </table:table-cell>
          <table:table-cell office:value-type="float" office:value="0.96215017586787" calcext:value-type="float">
            <text:p>0.96215017586787</text:p>
          </table:table-cell>
          <table:table-cell table:formula="of:=OR(AND([.A93] &gt; 1; [.B93] &gt; 1); AND([.A93] &lt; 1; [.B93] &lt; 1))" office:value-type="boolean" office:boolean-value="true" calcext:value-type="boolean">
            <text:p>TRUE</text:p>
          </table:table-cell>
          <table:table-cell table:formula="of:=ABS([.A93] - 1) &gt; 0.021" office:value-type="boolean" office:boolean-value="false" calcext:value-type="boolean">
            <text:p>FALSE</text:p>
          </table:table-cell>
          <table:table-cell table:formula="of:=AND([.D93];[.C9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76948533276485" calcext:value-type="float">
            <text:p>0.976948533276485</text:p>
          </table:table-cell>
          <table:table-cell office:value-type="float" office:value="0.946157250331907" calcext:value-type="float">
            <text:p>0.946157250331907</text:p>
          </table:table-cell>
          <table:table-cell table:formula="of:=OR(AND([.A94] &gt; 1; [.B94] &gt; 1); AND([.A94] &lt; 1; [.B94] &lt; 1))" office:value-type="boolean" office:boolean-value="true" calcext:value-type="boolean">
            <text:p>TRUE</text:p>
          </table:table-cell>
          <table:table-cell table:formula="of:=ABS([.A94] - 1) &gt; 0.021" office:value-type="boolean" office:boolean-value="true" calcext:value-type="boolean">
            <text:p>TRUE</text:p>
          </table:table-cell>
          <table:table-cell table:formula="of:=AND([.D94];[.C9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1105734395422" calcext:value-type="float">
            <text:p>1.01105734395422</text:p>
          </table:table-cell>
          <table:table-cell office:value-type="float" office:value="0.936555199267064" calcext:value-type="float">
            <text:p>0.936555199267064</text:p>
          </table:table-cell>
          <table:table-cell table:formula="of:=OR(AND([.A95] &gt; 1; [.B95] &gt; 1); AND([.A95] &lt; 1; [.B95] &lt; 1))" office:value-type="boolean" office:boolean-value="false" calcext:value-type="boolean">
            <text:p>FALSE</text:p>
          </table:table-cell>
          <table:table-cell table:formula="of:=ABS([.A95] - 1) &gt; 0.021" office:value-type="boolean" office:boolean-value="false" calcext:value-type="boolean">
            <text:p>FALSE</text:p>
          </table:table-cell>
          <table:table-cell table:formula="of:=AND([.D95];[.C9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0466308694636" calcext:value-type="float">
            <text:p>1.00466308694636</text:p>
          </table:table-cell>
          <table:table-cell office:value-type="float" office:value="0.942523506217774" calcext:value-type="float">
            <text:p>0.942523506217774</text:p>
          </table:table-cell>
          <table:table-cell table:formula="of:=OR(AND([.A96] &gt; 1; [.B96] &gt; 1); AND([.A96] &lt; 1; [.B96] &lt; 1))" office:value-type="boolean" office:boolean-value="false" calcext:value-type="boolean">
            <text:p>FALSE</text:p>
          </table:table-cell>
          <table:table-cell table:formula="of:=ABS([.A96] - 1) &gt; 0.021" office:value-type="boolean" office:boolean-value="false" calcext:value-type="boolean">
            <text:p>FALSE</text:p>
          </table:table-cell>
          <table:table-cell table:formula="of:=AND([.D96];[.C9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96999254753148" calcext:value-type="float">
            <text:p>0.996999254753148</text:p>
          </table:table-cell>
          <table:table-cell office:value-type="float" office:value="0.95316719388936" calcext:value-type="float">
            <text:p>0.95316719388936</text:p>
          </table:table-cell>
          <table:table-cell table:formula="of:=OR(AND([.A97] &gt; 1; [.B97] &gt; 1); AND([.A97] &lt; 1; [.B97] &lt; 1))" office:value-type="boolean" office:boolean-value="true" calcext:value-type="boolean">
            <text:p>TRUE</text:p>
          </table:table-cell>
          <table:table-cell table:formula="of:=ABS([.A97] - 1) &gt; 0.021" office:value-type="boolean" office:boolean-value="false" calcext:value-type="boolean">
            <text:p>FALSE</text:p>
          </table:table-cell>
          <table:table-cell table:formula="of:=AND([.D97];[.C9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2385737107717" calcext:value-type="float">
            <text:p>1.02385737107717</text:p>
          </table:table-cell>
          <table:table-cell office:value-type="float" office:value="0.990335463258786" calcext:value-type="float">
            <text:p>0.990335463258786</text:p>
          </table:table-cell>
          <table:table-cell table:formula="of:=OR(AND([.A98] &gt; 1; [.B98] &gt; 1); AND([.A98] &lt; 1; [.B98] &lt; 1))" office:value-type="boolean" office:boolean-value="false" calcext:value-type="boolean">
            <text:p>FALSE</text:p>
          </table:table-cell>
          <table:table-cell table:formula="of:=ABS([.A98] - 1) &gt; 0.021" office:value-type="boolean" office:boolean-value="true" calcext:value-type="boolean">
            <text:p>TRUE</text:p>
          </table:table-cell>
          <table:table-cell table:formula="of:=AND([.D98];[.C9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3219554393363" calcext:value-type="float">
            <text:p>1.03219554393363</text:p>
          </table:table-cell>
          <table:table-cell office:value-type="float" office:value="1.04540567364155" calcext:value-type="float">
            <text:p>1.04540567364155</text:p>
          </table:table-cell>
          <table:table-cell table:formula="of:=OR(AND([.A99] &gt; 1; [.B99] &gt; 1); AND([.A99] &lt; 1; [.B99] &lt; 1))" office:value-type="boolean" office:boolean-value="true" calcext:value-type="boolean">
            <text:p>TRUE</text:p>
          </table:table-cell>
          <table:table-cell table:formula="of:=ABS([.A99] - 1) &gt; 0.021" office:value-type="boolean" office:boolean-value="true" calcext:value-type="boolean">
            <text:p>TRUE</text:p>
          </table:table-cell>
          <table:table-cell table:formula="of:=AND([.D99];[.C9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5778412520994" calcext:value-type="float">
            <text:p>1.05778412520994</text:p>
          </table:table-cell>
          <table:table-cell office:value-type="float" office:value="1.03530667542491" calcext:value-type="float">
            <text:p>1.03530667542491</text:p>
          </table:table-cell>
          <table:table-cell table:formula="of:=OR(AND([.A100] &gt; 1; [.B100] &gt; 1); AND([.A100] &lt; 1; [.B100] &lt; 1))" office:value-type="boolean" office:boolean-value="true" calcext:value-type="boolean">
            <text:p>TRUE</text:p>
          </table:table-cell>
          <table:table-cell table:formula="of:=ABS([.A100] - 1) &gt; 0.021" office:value-type="boolean" office:boolean-value="true" calcext:value-type="boolean">
            <text:p>TRUE</text:p>
          </table:table-cell>
          <table:table-cell table:formula="of:=AND([.D100];[.C10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5657218442166" calcext:value-type="float">
            <text:p>1.05657218442166</text:p>
          </table:table-cell>
          <table:table-cell office:value-type="float" office:value="0.977020051618027" calcext:value-type="float">
            <text:p>0.977020051618027</text:p>
          </table:table-cell>
          <table:table-cell table:formula="of:=OR(AND([.A101] &gt; 1; [.B101] &gt; 1); AND([.A101] &lt; 1; [.B101] &lt; 1))" office:value-type="boolean" office:boolean-value="false" calcext:value-type="boolean">
            <text:p>FALSE</text:p>
          </table:table-cell>
          <table:table-cell table:formula="of:=ABS([.A101] - 1) &gt; 0.021" office:value-type="boolean" office:boolean-value="true" calcext:value-type="boolean">
            <text:p>TRUE</text:p>
          </table:table-cell>
          <table:table-cell table:formula="of:=AND([.D101];[.C10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11587989255066" calcext:value-type="float">
            <text:p>1.11587989255066</text:p>
          </table:table-cell>
          <table:table-cell office:value-type="float" office:value="1.04605034793964" calcext:value-type="float">
            <text:p>1.04605034793964</text:p>
          </table:table-cell>
          <table:table-cell table:formula="of:=OR(AND([.A102] &gt; 1; [.B102] &gt; 1); AND([.A102] &lt; 1; [.B102] &lt; 1))" office:value-type="boolean" office:boolean-value="true" calcext:value-type="boolean">
            <text:p>TRUE</text:p>
          </table:table-cell>
          <table:table-cell table:formula="of:=ABS([.A102] - 1) &gt; 0.021" office:value-type="boolean" office:boolean-value="true" calcext:value-type="boolean">
            <text:p>TRUE</text:p>
          </table:table-cell>
          <table:table-cell table:formula="of:=AND([.D102];[.C10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5261364942754" calcext:value-type="float">
            <text:p>1.05261364942754</text:p>
          </table:table-cell>
          <table:table-cell office:value-type="float" office:value="1.06811499509964" calcext:value-type="float">
            <text:p>1.06811499509964</text:p>
          </table:table-cell>
          <table:table-cell table:formula="of:=OR(AND([.A103] &gt; 1; [.B103] &gt; 1); AND([.A103] &lt; 1; [.B103] &lt; 1))" office:value-type="boolean" office:boolean-value="true" calcext:value-type="boolean">
            <text:p>TRUE</text:p>
          </table:table-cell>
          <table:table-cell table:formula="of:=ABS([.A103] - 1) &gt; 0.021" office:value-type="boolean" office:boolean-value="true" calcext:value-type="boolean">
            <text:p>TRUE</text:p>
          </table:table-cell>
          <table:table-cell table:formula="of:=AND([.D103];[.C10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3753034375778" calcext:value-type="float">
            <text:p>1.03753034375778</text:p>
          </table:table-cell>
          <table:table-cell office:value-type="float" office:value="1.16440650308751" calcext:value-type="float">
            <text:p>1.16440650308751</text:p>
          </table:table-cell>
          <table:table-cell table:formula="of:=OR(AND([.A104] &gt; 1; [.B104] &gt; 1); AND([.A104] &lt; 1; [.B104] &lt; 1))" office:value-type="boolean" office:boolean-value="true" calcext:value-type="boolean">
            <text:p>TRUE</text:p>
          </table:table-cell>
          <table:table-cell table:formula="of:=ABS([.A104] - 1) &gt; 0.021" office:value-type="boolean" office:boolean-value="true" calcext:value-type="boolean">
            <text:p>TRUE</text:p>
          </table:table-cell>
          <table:table-cell table:formula="of:=AND([.D104];[.C10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3638790419804" calcext:value-type="float">
            <text:p>1.03638790419804</text:p>
          </table:table-cell>
          <table:table-cell office:value-type="float" office:value="1.13895652173913" calcext:value-type="float">
            <text:p>1.13895652173913</text:p>
          </table:table-cell>
          <table:table-cell table:formula="of:=OR(AND([.A105] &gt; 1; [.B105] &gt; 1); AND([.A105] &lt; 1; [.B105] &lt; 1))" office:value-type="boolean" office:boolean-value="true" calcext:value-type="boolean">
            <text:p>TRUE</text:p>
          </table:table-cell>
          <table:table-cell table:formula="of:=ABS([.A105] - 1) &gt; 0.021" office:value-type="boolean" office:boolean-value="true" calcext:value-type="boolean">
            <text:p>TRUE</text:p>
          </table:table-cell>
          <table:table-cell table:formula="of:=AND([.D105];[.C10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8711188565589" calcext:value-type="float">
            <text:p>1.08711188565589</text:p>
          </table:table-cell>
          <table:table-cell office:value-type="float" office:value="1.20292247772112" calcext:value-type="float">
            <text:p>1.20292247772112</text:p>
          </table:table-cell>
          <table:table-cell table:formula="of:=OR(AND([.A106] &gt; 1; [.B106] &gt; 1); AND([.A106] &lt; 1; [.B106] &lt; 1))" office:value-type="boolean" office:boolean-value="true" calcext:value-type="boolean">
            <text:p>TRUE</text:p>
          </table:table-cell>
          <table:table-cell table:formula="of:=ABS([.A106] - 1) &gt; 0.021" office:value-type="boolean" office:boolean-value="true" calcext:value-type="boolean">
            <text:p>TRUE</text:p>
          </table:table-cell>
          <table:table-cell table:formula="of:=AND([.D106];[.C10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14528232282282" calcext:value-type="float">
            <text:p>1.14528232282282</text:p>
          </table:table-cell>
          <table:table-cell office:value-type="float" office:value="1.17294117647059" calcext:value-type="float">
            <text:p>1.17294117647059</text:p>
          </table:table-cell>
          <table:table-cell table:formula="of:=OR(AND([.A107] &gt; 1; [.B107] &gt; 1); AND([.A107] &lt; 1; [.B107] &lt; 1))" office:value-type="boolean" office:boolean-value="true" calcext:value-type="boolean">
            <text:p>TRUE</text:p>
          </table:table-cell>
          <table:table-cell table:formula="of:=ABS([.A107] - 1) &gt; 0.021" office:value-type="boolean" office:boolean-value="true" calcext:value-type="boolean">
            <text:p>TRUE</text:p>
          </table:table-cell>
          <table:table-cell table:formula="of:=AND([.D107];[.C10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973070254896" calcext:value-type="float">
            <text:p>1.0973070254896</text:p>
          </table:table-cell>
          <table:table-cell office:value-type="float" office:value="1.09035488787285" calcext:value-type="float">
            <text:p>1.09035488787285</text:p>
          </table:table-cell>
          <table:table-cell table:formula="of:=OR(AND([.A108] &gt; 1; [.B108] &gt; 1); AND([.A108] &lt; 1; [.B108] &lt; 1))" office:value-type="boolean" office:boolean-value="true" calcext:value-type="boolean">
            <text:p>TRUE</text:p>
          </table:table-cell>
          <table:table-cell table:formula="of:=ABS([.A108] - 1) &gt; 0.021" office:value-type="boolean" office:boolean-value="true" calcext:value-type="boolean">
            <text:p>TRUE</text:p>
          </table:table-cell>
          <table:table-cell table:formula="of:=AND([.D108];[.C10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8182825019932" calcext:value-type="float">
            <text:p>1.08182825019932</text:p>
          </table:table-cell>
          <table:table-cell office:value-type="float" office:value="1.06153589520724" calcext:value-type="float">
            <text:p>1.06153589520724</text:p>
          </table:table-cell>
          <table:table-cell table:formula="of:=OR(AND([.A109] &gt; 1; [.B109] &gt; 1); AND([.A109] &lt; 1; [.B109] &lt; 1))" office:value-type="boolean" office:boolean-value="true" calcext:value-type="boolean">
            <text:p>TRUE</text:p>
          </table:table-cell>
          <table:table-cell table:formula="of:=ABS([.A109] - 1) &gt; 0.021" office:value-type="boolean" office:boolean-value="true" calcext:value-type="boolean">
            <text:p>TRUE</text:p>
          </table:table-cell>
          <table:table-cell table:formula="of:=AND([.D109];[.C10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684911162407" calcext:value-type="float">
            <text:p>1.0684911162407</text:p>
          </table:table-cell>
          <table:table-cell office:value-type="float" office:value="1.14390104161775" calcext:value-type="float">
            <text:p>1.14390104161775</text:p>
          </table:table-cell>
          <table:table-cell table:formula="of:=OR(AND([.A110] &gt; 1; [.B110] &gt; 1); AND([.A110] &lt; 1; [.B110] &lt; 1))" office:value-type="boolean" office:boolean-value="true" calcext:value-type="boolean">
            <text:p>TRUE</text:p>
          </table:table-cell>
          <table:table-cell table:formula="of:=ABS([.A110] - 1) &gt; 0.021" office:value-type="boolean" office:boolean-value="true" calcext:value-type="boolean">
            <text:p>TRUE</text:p>
          </table:table-cell>
          <table:table-cell table:formula="of:=AND([.D110];[.C11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746721487949" calcext:value-type="float">
            <text:p>1.0746721487949</text:p>
          </table:table-cell>
          <table:table-cell office:value-type="float" office:value="1.16463549745181" calcext:value-type="float">
            <text:p>1.16463549745181</text:p>
          </table:table-cell>
          <table:table-cell table:formula="of:=OR(AND([.A111] &gt; 1; [.B111] &gt; 1); AND([.A111] &lt; 1; [.B111] &lt; 1))" office:value-type="boolean" office:boolean-value="true" calcext:value-type="boolean">
            <text:p>TRUE</text:p>
          </table:table-cell>
          <table:table-cell table:formula="of:=ABS([.A111] - 1) &gt; 0.021" office:value-type="boolean" office:boolean-value="true" calcext:value-type="boolean">
            <text:p>TRUE</text:p>
          </table:table-cell>
          <table:table-cell table:formula="of:=AND([.D111];[.C11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12170639764743" calcext:value-type="float">
            <text:p>1.12170639764743</text:p>
          </table:table-cell>
          <table:table-cell office:value-type="float" office:value="1.27433385992628" calcext:value-type="float">
            <text:p>1.27433385992628</text:p>
          </table:table-cell>
          <table:table-cell table:formula="of:=OR(AND([.A112] &gt; 1; [.B112] &gt; 1); AND([.A112] &lt; 1; [.B112] &lt; 1))" office:value-type="boolean" office:boolean-value="true" calcext:value-type="boolean">
            <text:p>TRUE</text:p>
          </table:table-cell>
          <table:table-cell table:formula="of:=ABS([.A112] - 1) &gt; 0.021" office:value-type="boolean" office:boolean-value="true" calcext:value-type="boolean">
            <text:p>TRUE</text:p>
          </table:table-cell>
          <table:table-cell table:formula="of:=AND([.D112];[.C11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10267530911071" calcext:value-type="float">
            <text:p>1.10267530911071</text:p>
          </table:table-cell>
          <table:table-cell office:value-type="float" office:value="1.28362652800201" calcext:value-type="float">
            <text:p>1.28362652800201</text:p>
          </table:table-cell>
          <table:table-cell table:formula="of:=OR(AND([.A113] &gt; 1; [.B113] &gt; 1); AND([.A113] &lt; 1; [.B113] &lt; 1))" office:value-type="boolean" office:boolean-value="true" calcext:value-type="boolean">
            <text:p>TRUE</text:p>
          </table:table-cell>
          <table:table-cell table:formula="of:=ABS([.A113] - 1) &gt; 0.021" office:value-type="boolean" office:boolean-value="true" calcext:value-type="boolean">
            <text:p>TRUE</text:p>
          </table:table-cell>
          <table:table-cell table:formula="of:=AND([.D113];[.C11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9280415733443" calcext:value-type="float">
            <text:p>1.09280415733443</text:p>
          </table:table-cell>
          <table:table-cell office:value-type="float" office:value="1.22849757332771" calcext:value-type="float">
            <text:p>1.22849757332771</text:p>
          </table:table-cell>
          <table:table-cell table:formula="of:=OR(AND([.A114] &gt; 1; [.B114] &gt; 1); AND([.A114] &lt; 1; [.B114] &lt; 1))" office:value-type="boolean" office:boolean-value="true" calcext:value-type="boolean">
            <text:p>TRUE</text:p>
          </table:table-cell>
          <table:table-cell table:formula="of:=ABS([.A114] - 1) &gt; 0.021" office:value-type="boolean" office:boolean-value="true" calcext:value-type="boolean">
            <text:p>TRUE</text:p>
          </table:table-cell>
          <table:table-cell table:formula="of:=AND([.D114];[.C11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7855343471497" calcext:value-type="float">
            <text:p>1.07855343471497</text:p>
          </table:table-cell>
          <table:table-cell office:value-type="float" office:value="1.24352555715352" calcext:value-type="float">
            <text:p>1.24352555715352</text:p>
          </table:table-cell>
          <table:table-cell table:formula="of:=OR(AND([.A115] &gt; 1; [.B115] &gt; 1); AND([.A115] &lt; 1; [.B115] &lt; 1))" office:value-type="boolean" office:boolean-value="true" calcext:value-type="boolean">
            <text:p>TRUE</text:p>
          </table:table-cell>
          <table:table-cell table:formula="of:=ABS([.A115] - 1) &gt; 0.021" office:value-type="boolean" office:boolean-value="true" calcext:value-type="boolean">
            <text:p>TRUE</text:p>
          </table:table-cell>
          <table:table-cell table:formula="of:=AND([.D115];[.C11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5769818894823" calcext:value-type="float">
            <text:p>1.05769818894823</text:p>
          </table:table-cell>
          <table:table-cell office:value-type="float" office:value="1.16187115166545" calcext:value-type="float">
            <text:p>1.16187115166545</text:p>
          </table:table-cell>
          <table:table-cell table:formula="of:=OR(AND([.A116] &gt; 1; [.B116] &gt; 1); AND([.A116] &lt; 1; [.B116] &lt; 1))" office:value-type="boolean" office:boolean-value="true" calcext:value-type="boolean">
            <text:p>TRUE</text:p>
          </table:table-cell>
          <table:table-cell table:formula="of:=ABS([.A116] - 1) &gt; 0.021" office:value-type="boolean" office:boolean-value="true" calcext:value-type="boolean">
            <text:p>TRUE</text:p>
          </table:table-cell>
          <table:table-cell table:formula="of:=AND([.D116];[.C11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4375793810412" calcext:value-type="float">
            <text:p>1.04375793810412</text:p>
          </table:table-cell>
          <table:table-cell office:value-type="float" office:value="1.16770580154285" calcext:value-type="float">
            <text:p>1.16770580154285</text:p>
          </table:table-cell>
          <table:table-cell table:formula="of:=OR(AND([.A117] &gt; 1; [.B117] &gt; 1); AND([.A117] &lt; 1; [.B117] &lt; 1))" office:value-type="boolean" office:boolean-value="true" calcext:value-type="boolean">
            <text:p>TRUE</text:p>
          </table:table-cell>
          <table:table-cell table:formula="of:=ABS([.A117] - 1) &gt; 0.021" office:value-type="boolean" office:boolean-value="true" calcext:value-type="boolean">
            <text:p>TRUE</text:p>
          </table:table-cell>
          <table:table-cell table:formula="of:=AND([.D117];[.C11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2445048094158" calcext:value-type="float">
            <text:p>1.02445048094158</text:p>
          </table:table-cell>
          <table:table-cell office:value-type="float" office:value="1.25689609877841" calcext:value-type="float">
            <text:p>1.25689609877841</text:p>
          </table:table-cell>
          <table:table-cell table:formula="of:=OR(AND([.A118] &gt; 1; [.B118] &gt; 1); AND([.A118] &lt; 1; [.B118] &lt; 1))" office:value-type="boolean" office:boolean-value="true" calcext:value-type="boolean">
            <text:p>TRUE</text:p>
          </table:table-cell>
          <table:table-cell table:formula="of:=ABS([.A118] - 1) &gt; 0.021" office:value-type="boolean" office:boolean-value="true" calcext:value-type="boolean">
            <text:p>TRUE</text:p>
          </table:table-cell>
          <table:table-cell table:formula="of:=AND([.D118];[.C11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4544832513938" calcext:value-type="float">
            <text:p>1.04544832513938</text:p>
          </table:table-cell>
          <table:table-cell office:value-type="float" office:value="1.25998075199947" calcext:value-type="float">
            <text:p>1.25998075199947</text:p>
          </table:table-cell>
          <table:table-cell table:formula="of:=OR(AND([.A119] &gt; 1; [.B119] &gt; 1); AND([.A119] &lt; 1; [.B119] &lt; 1))" office:value-type="boolean" office:boolean-value="true" calcext:value-type="boolean">
            <text:p>TRUE</text:p>
          </table:table-cell>
          <table:table-cell table:formula="of:=ABS([.A119] - 1) &gt; 0.021" office:value-type="boolean" office:boolean-value="true" calcext:value-type="boolean">
            <text:p>TRUE</text:p>
          </table:table-cell>
          <table:table-cell table:formula="of:=AND([.D119];[.C11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1740413545056" calcext:value-type="float">
            <text:p>1.01740413545056</text:p>
          </table:table-cell>
          <table:table-cell office:value-type="float" office:value="1.18459467277866" calcext:value-type="float">
            <text:p>1.18459467277866</text:p>
          </table:table-cell>
          <table:table-cell table:formula="of:=OR(AND([.A120] &gt; 1; [.B120] &gt; 1); AND([.A120] &lt; 1; [.B120] &lt; 1))" office:value-type="boolean" office:boolean-value="true" calcext:value-type="boolean">
            <text:p>TRUE</text:p>
          </table:table-cell>
          <table:table-cell table:formula="of:=ABS([.A120] - 1) &gt; 0.021" office:value-type="boolean" office:boolean-value="false" calcext:value-type="boolean">
            <text:p>FALSE</text:p>
          </table:table-cell>
          <table:table-cell table:formula="of:=AND([.D120];[.C12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99560261415842" calcext:value-type="float">
            <text:p>0.999560261415842</text:p>
          </table:table-cell>
          <table:table-cell office:value-type="float" office:value="1.16960573315154" calcext:value-type="float">
            <text:p>1.16960573315154</text:p>
          </table:table-cell>
          <table:table-cell table:formula="of:=OR(AND([.A121] &gt; 1; [.B121] &gt; 1); AND([.A121] &lt; 1; [.B121] &lt; 1))" office:value-type="boolean" office:boolean-value="false" calcext:value-type="boolean">
            <text:p>FALSE</text:p>
          </table:table-cell>
          <table:table-cell table:formula="of:=ABS([.A121] - 1) &gt; 0.021" office:value-type="boolean" office:boolean-value="false" calcext:value-type="boolean">
            <text:p>FALSE</text:p>
          </table:table-cell>
          <table:table-cell table:formula="of:=AND([.D121];[.C12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92544572214166" calcext:value-type="float">
            <text:p>0.992544572214166</text:p>
          </table:table-cell>
          <table:table-cell office:value-type="float" office:value="1.05019245232934" calcext:value-type="float">
            <text:p>1.05019245232934</text:p>
          </table:table-cell>
          <table:table-cell table:formula="of:=OR(AND([.A122] &gt; 1; [.B122] &gt; 1); AND([.A122] &lt; 1; [.B122] &lt; 1))" office:value-type="boolean" office:boolean-value="false" calcext:value-type="boolean">
            <text:p>FALSE</text:p>
          </table:table-cell>
          <table:table-cell table:formula="of:=ABS([.A122] - 1) &gt; 0.021" office:value-type="boolean" office:boolean-value="false" calcext:value-type="boolean">
            <text:p>FALSE</text:p>
          </table:table-cell>
          <table:table-cell table:formula="of:=AND([.D122];[.C12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80957791718151" calcext:value-type="float">
            <text:p>0.980957791718151</text:p>
          </table:table-cell>
          <table:table-cell office:value-type="float" office:value="1.05336042582327" calcext:value-type="float">
            <text:p>1.05336042582327</text:p>
          </table:table-cell>
          <table:table-cell table:formula="of:=OR(AND([.A123] &gt; 1; [.B123] &gt; 1); AND([.A123] &lt; 1; [.B123] &lt; 1))" office:value-type="boolean" office:boolean-value="false" calcext:value-type="boolean">
            <text:p>FALSE</text:p>
          </table:table-cell>
          <table:table-cell table:formula="of:=ABS([.A123] - 1) &gt; 0.021" office:value-type="boolean" office:boolean-value="false" calcext:value-type="boolean">
            <text:p>FALSE</text:p>
          </table:table-cell>
          <table:table-cell table:formula="of:=AND([.D123];[.C12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81377689552443" calcext:value-type="float">
            <text:p>0.981377689552443</text:p>
          </table:table-cell>
          <table:table-cell office:value-type="float" office:value="1.02865205122639" calcext:value-type="float">
            <text:p>1.02865205122639</text:p>
          </table:table-cell>
          <table:table-cell table:formula="of:=OR(AND([.A124] &gt; 1; [.B124] &gt; 1); AND([.A124] &lt; 1; [.B124] &lt; 1))" office:value-type="boolean" office:boolean-value="false" calcext:value-type="boolean">
            <text:p>FALSE</text:p>
          </table:table-cell>
          <table:table-cell table:formula="of:=ABS([.A124] - 1) &gt; 0.021" office:value-type="boolean" office:boolean-value="false" calcext:value-type="boolean">
            <text:p>FALSE</text:p>
          </table:table-cell>
          <table:table-cell table:formula="of:=AND([.D124];[.C12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57905220317768" calcext:value-type="float">
            <text:p>0.957905220317768</text:p>
          </table:table-cell>
          <table:table-cell office:value-type="float" office:value="1.04155920215342" calcext:value-type="float">
            <text:p>1.04155920215342</text:p>
          </table:table-cell>
          <table:table-cell table:formula="of:=OR(AND([.A125] &gt; 1; [.B125] &gt; 1); AND([.A125] &lt; 1; [.B125] &lt; 1))" office:value-type="boolean" office:boolean-value="false" calcext:value-type="boolean">
            <text:p>FALSE</text:p>
          </table:table-cell>
          <table:table-cell table:formula="of:=ABS([.A125] - 1) &gt; 0.021" office:value-type="boolean" office:boolean-value="true" calcext:value-type="boolean">
            <text:p>TRUE</text:p>
          </table:table-cell>
          <table:table-cell table:formula="of:=AND([.D125];[.C12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182026623403" calcext:value-type="float">
            <text:p>1.0182026623403</text:p>
          </table:table-cell>
          <table:table-cell office:value-type="float" office:value="1.09953738769708" calcext:value-type="float">
            <text:p>1.09953738769708</text:p>
          </table:table-cell>
          <table:table-cell table:formula="of:=OR(AND([.A126] &gt; 1; [.B126] &gt; 1); AND([.A126] &lt; 1; [.B126] &lt; 1))" office:value-type="boolean" office:boolean-value="true" calcext:value-type="boolean">
            <text:p>TRUE</text:p>
          </table:table-cell>
          <table:table-cell table:formula="of:=ABS([.A126] - 1) &gt; 0.021" office:value-type="boolean" office:boolean-value="false" calcext:value-type="boolean">
            <text:p>FALSE</text:p>
          </table:table-cell>
          <table:table-cell table:formula="of:=AND([.D126];[.C12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2852771457607" calcext:value-type="float">
            <text:p>1.02852771457607</text:p>
          </table:table-cell>
          <table:table-cell office:value-type="float" office:value="1.13955756794836" calcext:value-type="float">
            <text:p>1.13955756794836</text:p>
          </table:table-cell>
          <table:table-cell table:formula="of:=OR(AND([.A127] &gt; 1; [.B127] &gt; 1); AND([.A127] &lt; 1; [.B127] &lt; 1))" office:value-type="boolean" office:boolean-value="true" calcext:value-type="boolean">
            <text:p>TRUE</text:p>
          </table:table-cell>
          <table:table-cell table:formula="of:=ABS([.A127] - 1) &gt; 0.021" office:value-type="boolean" office:boolean-value="true" calcext:value-type="boolean">
            <text:p>TRUE</text:p>
          </table:table-cell>
          <table:table-cell table:formula="of:=AND([.D127];[.C12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2173120603532" calcext:value-type="float">
            <text:p>1.02173120603532</text:p>
          </table:table-cell>
          <table:table-cell office:value-type="float" office:value="1.05733663572603" calcext:value-type="float">
            <text:p>1.05733663572603</text:p>
          </table:table-cell>
          <table:table-cell table:formula="of:=OR(AND([.A128] &gt; 1; [.B128] &gt; 1); AND([.A128] &lt; 1; [.B128] &lt; 1))" office:value-type="boolean" office:boolean-value="true" calcext:value-type="boolean">
            <text:p>TRUE</text:p>
          </table:table-cell>
          <table:table-cell table:formula="of:=ABS([.A128] - 1) &gt; 0.021" office:value-type="boolean" office:boolean-value="true" calcext:value-type="boolean">
            <text:p>TRUE</text:p>
          </table:table-cell>
          <table:table-cell table:formula="of:=AND([.D128];[.C12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0.99179688294454" calcext:value-type="float">
            <text:p>0.99179688294454</text:p>
          </table:table-cell>
          <table:table-cell office:value-type="float" office:value="1.03010586050116" calcext:value-type="float">
            <text:p>1.03010586050116</text:p>
          </table:table-cell>
          <table:table-cell table:formula="of:=OR(AND([.A129] &gt; 1; [.B129] &gt; 1); AND([.A129] &lt; 1; [.B129] &lt; 1))" office:value-type="boolean" office:boolean-value="false" calcext:value-type="boolean">
            <text:p>FALSE</text:p>
          </table:table-cell>
          <table:table-cell table:formula="of:=ABS([.A129] - 1) &gt; 0.021" office:value-type="boolean" office:boolean-value="false" calcext:value-type="boolean">
            <text:p>FALSE</text:p>
          </table:table-cell>
          <table:table-cell table:formula="of:=AND([.D129];[.C12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0841851516522" calcext:value-type="float">
            <text:p>1.00841851516522</text:p>
          </table:table-cell>
          <table:table-cell office:value-type="float" office:value="1.02442582777683" calcext:value-type="float">
            <text:p>1.02442582777683</text:p>
          </table:table-cell>
          <table:table-cell table:formula="of:=OR(AND([.A130] &gt; 1; [.B130] &gt; 1); AND([.A130] &lt; 1; [.B130] &lt; 1))" office:value-type="boolean" office:boolean-value="true" calcext:value-type="boolean">
            <text:p>TRUE</text:p>
          </table:table-cell>
          <table:table-cell table:formula="of:=ABS([.A130] - 1) &gt; 0.021" office:value-type="boolean" office:boolean-value="false" calcext:value-type="boolean">
            <text:p>FALSE</text:p>
          </table:table-cell>
          <table:table-cell table:formula="of:=AND([.D130];[.C13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244401895347" calcext:value-type="float">
            <text:p>1.0244401895347</text:p>
          </table:table-cell>
          <table:table-cell office:value-type="float" office:value="1.07400280762901" calcext:value-type="float">
            <text:p>1.07400280762901</text:p>
          </table:table-cell>
          <table:table-cell table:formula="of:=OR(AND([.A131] &gt; 1; [.B131] &gt; 1); AND([.A131] &lt; 1; [.B131] &lt; 1))" office:value-type="boolean" office:boolean-value="true" calcext:value-type="boolean">
            <text:p>TRUE</text:p>
          </table:table-cell>
          <table:table-cell table:formula="of:=ABS([.A131] - 1) &gt; 0.021" office:value-type="boolean" office:boolean-value="true" calcext:value-type="boolean">
            <text:p>TRUE</text:p>
          </table:table-cell>
          <table:table-cell table:formula="of:=AND([.D131];[.C13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2535398362211" calcext:value-type="float">
            <text:p>1.02535398362211</text:p>
          </table:table-cell>
          <table:table-cell office:value-type="float" office:value="1.13473147834381" calcext:value-type="float">
            <text:p>1.13473147834381</text:p>
          </table:table-cell>
          <table:table-cell table:formula="of:=OR(AND([.A132] &gt; 1; [.B132] &gt; 1); AND([.A132] &lt; 1; [.B132] &lt; 1))" office:value-type="boolean" office:boolean-value="true" calcext:value-type="boolean">
            <text:p>TRUE</text:p>
          </table:table-cell>
          <table:table-cell table:formula="of:=ABS([.A132] - 1) &gt; 0.021" office:value-type="boolean" office:boolean-value="true" calcext:value-type="boolean">
            <text:p>TRUE</text:p>
          </table:table-cell>
          <table:table-cell table:formula="of:=AND([.D132];[.C13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1846373819404" calcext:value-type="float">
            <text:p>1.01846373819404</text:p>
          </table:table-cell>
          <table:table-cell office:value-type="float" office:value="1.09864964876309" calcext:value-type="float">
            <text:p>1.09864964876309</text:p>
          </table:table-cell>
          <table:table-cell table:formula="of:=OR(AND([.A133] &gt; 1; [.B133] &gt; 1); AND([.A133] &lt; 1; [.B133] &lt; 1))" office:value-type="boolean" office:boolean-value="true" calcext:value-type="boolean">
            <text:p>TRUE</text:p>
          </table:table-cell>
          <table:table-cell table:formula="of:=ABS([.A133] - 1) &gt; 0.021" office:value-type="boolean" office:boolean-value="false" calcext:value-type="boolean">
            <text:p>FALSE</text:p>
          </table:table-cell>
          <table:table-cell table:formula="of:=AND([.D133];[.C13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2204853313948" calcext:value-type="float">
            <text:p>1.02204853313948</text:p>
          </table:table-cell>
          <table:table-cell office:value-type="float" office:value="1.15873135642245" calcext:value-type="float">
            <text:p>1.15873135642245</text:p>
          </table:table-cell>
          <table:table-cell table:formula="of:=OR(AND([.A134] &gt; 1; [.B134] &gt; 1); AND([.A134] &lt; 1; [.B134] &lt; 1))" office:value-type="boolean" office:boolean-value="true" calcext:value-type="boolean">
            <text:p>TRUE</text:p>
          </table:table-cell>
          <table:table-cell table:formula="of:=ABS([.A134] - 1) &gt; 0.021" office:value-type="boolean" office:boolean-value="true" calcext:value-type="boolean">
            <text:p>TRUE</text:p>
          </table:table-cell>
          <table:table-cell table:formula="of:=AND([.D134];[.C13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2995895665264" calcext:value-type="float">
            <text:p>1.02995895665264</text:p>
          </table:table-cell>
          <table:table-cell office:value-type="float" office:value="1.16520997375328" calcext:value-type="float">
            <text:p>1.16520997375328</text:p>
          </table:table-cell>
          <table:table-cell table:formula="of:=OR(AND([.A135] &gt; 1; [.B135] &gt; 1); AND([.A135] &lt; 1; [.B135] &lt; 1))" office:value-type="boolean" office:boolean-value="true" calcext:value-type="boolean">
            <text:p>TRUE</text:p>
          </table:table-cell>
          <table:table-cell table:formula="of:=ABS([.A135] - 1) &gt; 0.021" office:value-type="boolean" office:boolean-value="true" calcext:value-type="boolean">
            <text:p>TRUE</text:p>
          </table:table-cell>
          <table:table-cell table:formula="of:=AND([.D135];[.C13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0658401367884" calcext:value-type="float">
            <text:p>1.00658401367884</text:p>
          </table:table-cell>
          <table:table-cell office:value-type="float" office:value="1.01353474034794" calcext:value-type="float">
            <text:p>1.01353474034794</text:p>
          </table:table-cell>
          <table:table-cell table:formula="of:=OR(AND([.A136] &gt; 1; [.B136] &gt; 1); AND([.A136] &lt; 1; [.B136] &lt; 1))" office:value-type="boolean" office:boolean-value="true" calcext:value-type="boolean">
            <text:p>TRUE</text:p>
          </table:table-cell>
          <table:table-cell table:formula="of:=ABS([.A136] - 1) &gt; 0.021" office:value-type="boolean" office:boolean-value="false" calcext:value-type="boolean">
            <text:p>FALSE</text:p>
          </table:table-cell>
          <table:table-cell table:formula="of:=AND([.D136];[.C13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0209468040672" calcext:value-type="float">
            <text:p>1.00209468040672</text:p>
          </table:table-cell>
          <table:table-cell office:value-type="float" office:value="0.98817159516868" calcext:value-type="float">
            <text:p>0.98817159516868</text:p>
          </table:table-cell>
          <table:table-cell table:formula="of:=OR(AND([.A137] &gt; 1; [.B137] &gt; 1); AND([.A137] &lt; 1; [.B137] &lt; 1))" office:value-type="boolean" office:boolean-value="false" calcext:value-type="boolean">
            <text:p>FALSE</text:p>
          </table:table-cell>
          <table:table-cell table:formula="of:=ABS([.A137] - 1) &gt; 0.021" office:value-type="boolean" office:boolean-value="false" calcext:value-type="boolean">
            <text:p>FALSE</text:p>
          </table:table-cell>
          <table:table-cell table:formula="of:=AND([.D137];[.C13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0418925058289" calcext:value-type="float">
            <text:p>1.00418925058289</text:p>
          </table:table-cell>
          <table:table-cell office:value-type="float" office:value="0.988411599839845" calcext:value-type="float">
            <text:p>0.988411599839845</text:p>
          </table:table-cell>
          <table:table-cell table:formula="of:=OR(AND([.A138] &gt; 1; [.B138] &gt; 1); AND([.A138] &lt; 1; [.B138] &lt; 1))" office:value-type="boolean" office:boolean-value="false" calcext:value-type="boolean">
            <text:p>FALSE</text:p>
          </table:table-cell>
          <table:table-cell table:formula="of:=ABS([.A138] - 1) &gt; 0.021" office:value-type="boolean" office:boolean-value="false" calcext:value-type="boolean">
            <text:p>FALSE</text:p>
          </table:table-cell>
          <table:table-cell table:formula="of:=AND([.D138];[.C13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0730661219508" calcext:value-type="float">
            <text:p>1.00730661219508</text:p>
          </table:table-cell>
          <table:table-cell office:value-type="float" office:value="1.02041836722829" calcext:value-type="float">
            <text:p>1.02041836722829</text:p>
          </table:table-cell>
          <table:table-cell table:formula="of:=OR(AND([.A139] &gt; 1; [.B139] &gt; 1); AND([.A139] &lt; 1; [.B139] &lt; 1))" office:value-type="boolean" office:boolean-value="true" calcext:value-type="boolean">
            <text:p>TRUE</text:p>
          </table:table-cell>
          <table:table-cell table:formula="of:=ABS([.A139] - 1) &gt; 0.021" office:value-type="boolean" office:boolean-value="false" calcext:value-type="boolean">
            <text:p>FALSE</text:p>
          </table:table-cell>
          <table:table-cell table:formula="of:=AND([.D139];[.C13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67093126641154" calcext:value-type="float">
            <text:p>0.967093126641154</text:p>
          </table:table-cell>
          <table:table-cell office:value-type="float" office:value="0.994885809538929" calcext:value-type="float">
            <text:p>0.994885809538929</text:p>
          </table:table-cell>
          <table:table-cell table:formula="of:=OR(AND([.A140] &gt; 1; [.B140] &gt; 1); AND([.A140] &lt; 1; [.B140] &lt; 1))" office:value-type="boolean" office:boolean-value="true" calcext:value-type="boolean">
            <text:p>TRUE</text:p>
          </table:table-cell>
          <table:table-cell table:formula="of:=ABS([.A140] - 1) &gt; 0.021" office:value-type="boolean" office:boolean-value="true" calcext:value-type="boolean">
            <text:p>TRUE</text:p>
          </table:table-cell>
          <table:table-cell table:formula="of:=AND([.D140];[.C14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0.954563075240338" calcext:value-type="float">
            <text:p>0.954563075240338</text:p>
          </table:table-cell>
          <table:table-cell office:value-type="float" office:value="0.911891939613313" calcext:value-type="float">
            <text:p>0.911891939613313</text:p>
          </table:table-cell>
          <table:table-cell table:formula="of:=OR(AND([.A141] &gt; 1; [.B141] &gt; 1); AND([.A141] &lt; 1; [.B141] &lt; 1))" office:value-type="boolean" office:boolean-value="true" calcext:value-type="boolean">
            <text:p>TRUE</text:p>
          </table:table-cell>
          <table:table-cell table:formula="of:=ABS([.A141] - 1) &gt; 0.021" office:value-type="boolean" office:boolean-value="true" calcext:value-type="boolean">
            <text:p>TRUE</text:p>
          </table:table-cell>
          <table:table-cell table:formula="of:=AND([.D141];[.C14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0.958074080527255" calcext:value-type="float">
            <text:p>0.958074080527255</text:p>
          </table:table-cell>
          <table:table-cell office:value-type="float" office:value="0.915417226760418" calcext:value-type="float">
            <text:p>0.915417226760418</text:p>
          </table:table-cell>
          <table:table-cell table:formula="of:=OR(AND([.A142] &gt; 1; [.B142] &gt; 1); AND([.A142] &lt; 1; [.B142] &lt; 1))" office:value-type="boolean" office:boolean-value="true" calcext:value-type="boolean">
            <text:p>TRUE</text:p>
          </table:table-cell>
          <table:table-cell table:formula="of:=ABS([.A142] - 1) &gt; 0.021" office:value-type="boolean" office:boolean-value="true" calcext:value-type="boolean">
            <text:p>TRUE</text:p>
          </table:table-cell>
          <table:table-cell table:formula="of:=AND([.D142];[.C14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0.9691239067469" calcext:value-type="float">
            <text:p>0.9691239067469</text:p>
          </table:table-cell>
          <table:table-cell office:value-type="float" office:value="0.965660660308831" calcext:value-type="float">
            <text:p>0.965660660308831</text:p>
          </table:table-cell>
          <table:table-cell table:formula="of:=OR(AND([.A143] &gt; 1; [.B143] &gt; 1); AND([.A143] &lt; 1; [.B143] &lt; 1))" office:value-type="boolean" office:boolean-value="true" calcext:value-type="boolean">
            <text:p>TRUE</text:p>
          </table:table-cell>
          <table:table-cell table:formula="of:=ABS([.A143] - 1) &gt; 0.021" office:value-type="boolean" office:boolean-value="true" calcext:value-type="boolean">
            <text:p>TRUE</text:p>
          </table:table-cell>
          <table:table-cell table:formula="of:=AND([.D143];[.C14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0.985140342960264" calcext:value-type="float">
            <text:p>0.985140342960264</text:p>
          </table:table-cell>
          <table:table-cell office:value-type="float" office:value="0.912604868419542" calcext:value-type="float">
            <text:p>0.912604868419542</text:p>
          </table:table-cell>
          <table:table-cell table:formula="of:=OR(AND([.A144] &gt; 1; [.B144] &gt; 1); AND([.A144] &lt; 1; [.B144] &lt; 1))" office:value-type="boolean" office:boolean-value="true" calcext:value-type="boolean">
            <text:p>TRUE</text:p>
          </table:table-cell>
          <table:table-cell table:formula="of:=ABS([.A144] - 1) &gt; 0.021" office:value-type="boolean" office:boolean-value="false" calcext:value-type="boolean">
            <text:p>FALSE</text:p>
          </table:table-cell>
          <table:table-cell table:formula="of:=AND([.D144];[.C14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1005637140269" calcext:value-type="float">
            <text:p>1.01005637140269</text:p>
          </table:table-cell>
          <table:table-cell office:value-type="float" office:value="0.865830379056449" calcext:value-type="float">
            <text:p>0.865830379056449</text:p>
          </table:table-cell>
          <table:table-cell table:formula="of:=OR(AND([.A145] &gt; 1; [.B145] &gt; 1); AND([.A145] &lt; 1; [.B145] &lt; 1))" office:value-type="boolean" office:boolean-value="false" calcext:value-type="boolean">
            <text:p>FALSE</text:p>
          </table:table-cell>
          <table:table-cell table:formula="of:=ABS([.A145] - 1) &gt; 0.021" office:value-type="boolean" office:boolean-value="false" calcext:value-type="boolean">
            <text:p>FALSE</text:p>
          </table:table-cell>
          <table:table-cell table:formula="of:=AND([.D145];[.C14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2740993195986" calcext:value-type="float">
            <text:p>1.02740993195986</text:p>
          </table:table-cell>
          <table:table-cell office:value-type="float" office:value="0.985635294802398" calcext:value-type="float">
            <text:p>0.985635294802398</text:p>
          </table:table-cell>
          <table:table-cell table:formula="of:=OR(AND([.A146] &gt; 1; [.B146] &gt; 1); AND([.A146] &lt; 1; [.B146] &lt; 1))" office:value-type="boolean" office:boolean-value="false" calcext:value-type="boolean">
            <text:p>FALSE</text:p>
          </table:table-cell>
          <table:table-cell table:formula="of:=ABS([.A146] - 1) &gt; 0.021" office:value-type="boolean" office:boolean-value="true" calcext:value-type="boolean">
            <text:p>TRUE</text:p>
          </table:table-cell>
          <table:table-cell table:formula="of:=AND([.D146];[.C14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4802775696524" calcext:value-type="float">
            <text:p>1.04802775696524</text:p>
          </table:table-cell>
          <table:table-cell office:value-type="float" office:value="0.944595566746099" calcext:value-type="float">
            <text:p>0.944595566746099</text:p>
          </table:table-cell>
          <table:table-cell table:formula="of:=OR(AND([.A147] &gt; 1; [.B147] &gt; 1); AND([.A147] &lt; 1; [.B147] &lt; 1))" office:value-type="boolean" office:boolean-value="false" calcext:value-type="boolean">
            <text:p>FALSE</text:p>
          </table:table-cell>
          <table:table-cell table:formula="of:=ABS([.A147] - 1) &gt; 0.021" office:value-type="boolean" office:boolean-value="true" calcext:value-type="boolean">
            <text:p>TRUE</text:p>
          </table:table-cell>
          <table:table-cell table:formula="of:=AND([.D147];[.C14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4889119713996" calcext:value-type="float">
            <text:p>1.04889119713996</text:p>
          </table:table-cell>
          <table:table-cell office:value-type="float" office:value="0.977228010553145" calcext:value-type="float">
            <text:p>0.977228010553145</text:p>
          </table:table-cell>
          <table:table-cell table:formula="of:=OR(AND([.A148] &gt; 1; [.B148] &gt; 1); AND([.A148] &lt; 1; [.B148] &lt; 1))" office:value-type="boolean" office:boolean-value="false" calcext:value-type="boolean">
            <text:p>FALSE</text:p>
          </table:table-cell>
          <table:table-cell table:formula="of:=ABS([.A148] - 1) &gt; 0.021" office:value-type="boolean" office:boolean-value="true" calcext:value-type="boolean">
            <text:p>TRUE</text:p>
          </table:table-cell>
          <table:table-cell table:formula="of:=AND([.D148];[.C14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4995654956026" calcext:value-type="float">
            <text:p>1.04995654956026</text:p>
          </table:table-cell>
          <table:table-cell office:value-type="float" office:value="0.951728030277879" calcext:value-type="float">
            <text:p>0.951728030277879</text:p>
          </table:table-cell>
          <table:table-cell table:formula="of:=OR(AND([.A149] &gt; 1; [.B149] &gt; 1); AND([.A149] &lt; 1; [.B149] &lt; 1))" office:value-type="boolean" office:boolean-value="false" calcext:value-type="boolean">
            <text:p>FALSE</text:p>
          </table:table-cell>
          <table:table-cell table:formula="of:=ABS([.A149] - 1) &gt; 0.021" office:value-type="boolean" office:boolean-value="true" calcext:value-type="boolean">
            <text:p>TRUE</text:p>
          </table:table-cell>
          <table:table-cell table:formula="of:=AND([.D149];[.C14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4590140723941" calcext:value-type="float">
            <text:p>1.04590140723941</text:p>
          </table:table-cell>
          <table:table-cell office:value-type="float" office:value="0.975983885962194" calcext:value-type="float">
            <text:p>0.975983885962194</text:p>
          </table:table-cell>
          <table:table-cell table:formula="of:=OR(AND([.A150] &gt; 1; [.B150] &gt; 1); AND([.A150] &lt; 1; [.B150] &lt; 1))" office:value-type="boolean" office:boolean-value="false" calcext:value-type="boolean">
            <text:p>FALSE</text:p>
          </table:table-cell>
          <table:table-cell table:formula="of:=ABS([.A150] - 1) &gt; 0.021" office:value-type="boolean" office:boolean-value="true" calcext:value-type="boolean">
            <text:p>TRUE</text:p>
          </table:table-cell>
          <table:table-cell table:formula="of:=AND([.D150];[.C15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4674541604471" calcext:value-type="float">
            <text:p>1.04674541604471</text:p>
          </table:table-cell>
          <table:table-cell office:value-type="float" office:value="1.00405540166205" calcext:value-type="float">
            <text:p>1.00405540166205</text:p>
          </table:table-cell>
          <table:table-cell table:formula="of:=OR(AND([.A151] &gt; 1; [.B151] &gt; 1); AND([.A151] &lt; 1; [.B151] &lt; 1))" office:value-type="boolean" office:boolean-value="true" calcext:value-type="boolean">
            <text:p>TRUE</text:p>
          </table:table-cell>
          <table:table-cell table:formula="of:=ABS([.A151] - 1) &gt; 0.021" office:value-type="boolean" office:boolean-value="true" calcext:value-type="boolean">
            <text:p>TRUE</text:p>
          </table:table-cell>
          <table:table-cell table:formula="of:=AND([.D151];[.C15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4679286337548" calcext:value-type="float">
            <text:p>1.04679286337548</text:p>
          </table:table-cell>
          <table:table-cell office:value-type="float" office:value="0.940342044705654" calcext:value-type="float">
            <text:p>0.940342044705654</text:p>
          </table:table-cell>
          <table:table-cell table:formula="of:=OR(AND([.A152] &gt; 1; [.B152] &gt; 1); AND([.A152] &lt; 1; [.B152] &lt; 1))" office:value-type="boolean" office:boolean-value="false" calcext:value-type="boolean">
            <text:p>FALSE</text:p>
          </table:table-cell>
          <table:table-cell table:formula="of:=ABS([.A152] - 1) &gt; 0.021" office:value-type="boolean" office:boolean-value="true" calcext:value-type="boolean">
            <text:p>TRUE</text:p>
          </table:table-cell>
          <table:table-cell table:formula="of:=AND([.D152];[.C15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3928298093026" calcext:value-type="float">
            <text:p>1.03928298093026</text:p>
          </table:table-cell>
          <table:table-cell office:value-type="float" office:value="0.898444243279089" calcext:value-type="float">
            <text:p>0.898444243279089</text:p>
          </table:table-cell>
          <table:table-cell table:formula="of:=OR(AND([.A153] &gt; 1; [.B153] &gt; 1); AND([.A153] &lt; 1; [.B153] &lt; 1))" office:value-type="boolean" office:boolean-value="false" calcext:value-type="boolean">
            <text:p>FALSE</text:p>
          </table:table-cell>
          <table:table-cell table:formula="of:=ABS([.A153] - 1) &gt; 0.021" office:value-type="boolean" office:boolean-value="true" calcext:value-type="boolean">
            <text:p>TRUE</text:p>
          </table:table-cell>
          <table:table-cell table:formula="of:=AND([.D153];[.C15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3348720140027" calcext:value-type="float">
            <text:p>1.03348720140027</text:p>
          </table:table-cell>
          <table:table-cell office:value-type="float" office:value="0.924105675105262" calcext:value-type="float">
            <text:p>0.924105675105262</text:p>
          </table:table-cell>
          <table:table-cell table:formula="of:=OR(AND([.A154] &gt; 1; [.B154] &gt; 1); AND([.A154] &lt; 1; [.B154] &lt; 1))" office:value-type="boolean" office:boolean-value="false" calcext:value-type="boolean">
            <text:p>FALSE</text:p>
          </table:table-cell>
          <table:table-cell table:formula="of:=ABS([.A154] - 1) &gt; 0.021" office:value-type="boolean" office:boolean-value="true" calcext:value-type="boolean">
            <text:p>TRUE</text:p>
          </table:table-cell>
          <table:table-cell table:formula="of:=AND([.D154];[.C15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4161044606324" calcext:value-type="float">
            <text:p>1.04161044606324</text:p>
          </table:table-cell>
          <table:table-cell office:value-type="float" office:value="0.962519822824958" calcext:value-type="float">
            <text:p>0.962519822824958</text:p>
          </table:table-cell>
          <table:table-cell table:formula="of:=OR(AND([.A155] &gt; 1; [.B155] &gt; 1); AND([.A155] &lt; 1; [.B155] &lt; 1))" office:value-type="boolean" office:boolean-value="false" calcext:value-type="boolean">
            <text:p>FALSE</text:p>
          </table:table-cell>
          <table:table-cell table:formula="of:=ABS([.A155] - 1) &gt; 0.021" office:value-type="boolean" office:boolean-value="true" calcext:value-type="boolean">
            <text:p>TRUE</text:p>
          </table:table-cell>
          <table:table-cell table:formula="of:=AND([.D155];[.C15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4231940672022" calcext:value-type="float">
            <text:p>1.04231940672022</text:p>
          </table:table-cell>
          <table:table-cell office:value-type="float" office:value="0.950570973310318" calcext:value-type="float">
            <text:p>0.950570973310318</text:p>
          </table:table-cell>
          <table:table-cell table:formula="of:=OR(AND([.A156] &gt; 1; [.B156] &gt; 1); AND([.A156] &lt; 1; [.B156] &lt; 1))" office:value-type="boolean" office:boolean-value="false" calcext:value-type="boolean">
            <text:p>FALSE</text:p>
          </table:table-cell>
          <table:table-cell table:formula="of:=ABS([.A156] - 1) &gt; 0.021" office:value-type="boolean" office:boolean-value="true" calcext:value-type="boolean">
            <text:p>TRUE</text:p>
          </table:table-cell>
          <table:table-cell table:formula="of:=AND([.D156];[.C15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778004025165" calcext:value-type="float">
            <text:p>1.0778004025165</text:p>
          </table:table-cell>
          <table:table-cell office:value-type="float" office:value="0.9951453052641" calcext:value-type="float">
            <text:p>0.9951453052641</text:p>
          </table:table-cell>
          <table:table-cell table:formula="of:=OR(AND([.A157] &gt; 1; [.B157] &gt; 1); AND([.A157] &lt; 1; [.B157] &lt; 1))" office:value-type="boolean" office:boolean-value="false" calcext:value-type="boolean">
            <text:p>FALSE</text:p>
          </table:table-cell>
          <table:table-cell table:formula="of:=ABS([.A157] - 1) &gt; 0.021" office:value-type="boolean" office:boolean-value="true" calcext:value-type="boolean">
            <text:p>TRUE</text:p>
          </table:table-cell>
          <table:table-cell table:formula="of:=AND([.D157];[.C15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8802646175236" calcext:value-type="float">
            <text:p>1.08802646175236</text:p>
          </table:table-cell>
          <table:table-cell office:value-type="float" office:value="1.01127126787632" calcext:value-type="float">
            <text:p>1.01127126787632</text:p>
          </table:table-cell>
          <table:table-cell table:formula="of:=OR(AND([.A158] &gt; 1; [.B158] &gt; 1); AND([.A158] &lt; 1; [.B158] &lt; 1))" office:value-type="boolean" office:boolean-value="true" calcext:value-type="boolean">
            <text:p>TRUE</text:p>
          </table:table-cell>
          <table:table-cell table:formula="of:=ABS([.A158] - 1) &gt; 0.021" office:value-type="boolean" office:boolean-value="true" calcext:value-type="boolean">
            <text:p>TRUE</text:p>
          </table:table-cell>
          <table:table-cell table:formula="of:=AND([.D158];[.C15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9292593425522" calcext:value-type="float">
            <text:p>1.09292593425522</text:p>
          </table:table-cell>
          <table:table-cell office:value-type="float" office:value="1.02876366886203" calcext:value-type="float">
            <text:p>1.02876366886203</text:p>
          </table:table-cell>
          <table:table-cell table:formula="of:=OR(AND([.A159] &gt; 1; [.B159] &gt; 1); AND([.A159] &lt; 1; [.B159] &lt; 1))" office:value-type="boolean" office:boolean-value="true" calcext:value-type="boolean">
            <text:p>TRUE</text:p>
          </table:table-cell>
          <table:table-cell table:formula="of:=ABS([.A159] - 1) &gt; 0.021" office:value-type="boolean" office:boolean-value="true" calcext:value-type="boolean">
            <text:p>TRUE</text:p>
          </table:table-cell>
          <table:table-cell table:formula="of:=AND([.D159];[.C15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9163076950977" calcext:value-type="float">
            <text:p>1.09163076950977</text:p>
          </table:table-cell>
          <table:table-cell office:value-type="float" office:value="1.02742654416447" calcext:value-type="float">
            <text:p>1.02742654416447</text:p>
          </table:table-cell>
          <table:table-cell table:formula="of:=OR(AND([.A160] &gt; 1; [.B160] &gt; 1); AND([.A160] &lt; 1; [.B160] &lt; 1))" office:value-type="boolean" office:boolean-value="true" calcext:value-type="boolean">
            <text:p>TRUE</text:p>
          </table:table-cell>
          <table:table-cell table:formula="of:=ABS([.A160] - 1) &gt; 0.021" office:value-type="boolean" office:boolean-value="true" calcext:value-type="boolean">
            <text:p>TRUE</text:p>
          </table:table-cell>
          <table:table-cell table:formula="of:=AND([.D160];[.C16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9797420673577" calcext:value-type="float">
            <text:p>1.09797420673577</text:p>
          </table:table-cell>
          <table:table-cell office:value-type="float" office:value="0.992980371446176" calcext:value-type="float">
            <text:p>0.992980371446176</text:p>
          </table:table-cell>
          <table:table-cell table:formula="of:=OR(AND([.A161] &gt; 1; [.B161] &gt; 1); AND([.A161] &lt; 1; [.B161] &lt; 1))" office:value-type="boolean" office:boolean-value="false" calcext:value-type="boolean">
            <text:p>FALSE</text:p>
          </table:table-cell>
          <table:table-cell table:formula="of:=ABS([.A161] - 1) &gt; 0.021" office:value-type="boolean" office:boolean-value="true" calcext:value-type="boolean">
            <text:p>TRUE</text:p>
          </table:table-cell>
          <table:table-cell table:formula="of:=AND([.D161];[.C16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9155591219275" calcext:value-type="float">
            <text:p>1.09155591219275</text:p>
          </table:table-cell>
          <table:table-cell office:value-type="float" office:value="1.00705014524605" calcext:value-type="float">
            <text:p>1.00705014524605</text:p>
          </table:table-cell>
          <table:table-cell table:formula="of:=OR(AND([.A162] &gt; 1; [.B162] &gt; 1); AND([.A162] &lt; 1; [.B162] &lt; 1))" office:value-type="boolean" office:boolean-value="true" calcext:value-type="boolean">
            <text:p>TRUE</text:p>
          </table:table-cell>
          <table:table-cell table:formula="of:=ABS([.A162] - 1) &gt; 0.021" office:value-type="boolean" office:boolean-value="true" calcext:value-type="boolean">
            <text:p>TRUE</text:p>
          </table:table-cell>
          <table:table-cell table:formula="of:=AND([.D162];[.C16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10724763113841" calcext:value-type="float">
            <text:p>1.10724763113841</text:p>
          </table:table-cell>
          <table:table-cell office:value-type="float" office:value="1.10758504908247" calcext:value-type="float">
            <text:p>1.10758504908247</text:p>
          </table:table-cell>
          <table:table-cell table:formula="of:=OR(AND([.A163] &gt; 1; [.B163] &gt; 1); AND([.A163] &lt; 1; [.B163] &lt; 1))" office:value-type="boolean" office:boolean-value="true" calcext:value-type="boolean">
            <text:p>TRUE</text:p>
          </table:table-cell>
          <table:table-cell table:formula="of:=ABS([.A163] - 1) &gt; 0.021" office:value-type="boolean" office:boolean-value="true" calcext:value-type="boolean">
            <text:p>TRUE</text:p>
          </table:table-cell>
          <table:table-cell table:formula="of:=AND([.D163];[.C16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10865090984845" calcext:value-type="float">
            <text:p>1.10865090984845</text:p>
          </table:table-cell>
          <table:table-cell office:value-type="float" office:value="1.07724385339549" calcext:value-type="float">
            <text:p>1.07724385339549</text:p>
          </table:table-cell>
          <table:table-cell table:formula="of:=OR(AND([.A164] &gt; 1; [.B164] &gt; 1); AND([.A164] &lt; 1; [.B164] &lt; 1))" office:value-type="boolean" office:boolean-value="true" calcext:value-type="boolean">
            <text:p>TRUE</text:p>
          </table:table-cell>
          <table:table-cell table:formula="of:=ABS([.A164] - 1) &gt; 0.021" office:value-type="boolean" office:boolean-value="true" calcext:value-type="boolean">
            <text:p>TRUE</text:p>
          </table:table-cell>
          <table:table-cell table:formula="of:=AND([.D164];[.C16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8701222190034" calcext:value-type="float">
            <text:p>1.08701222190034</text:p>
          </table:table-cell>
          <table:table-cell office:value-type="float" office:value="0.986683788537698" calcext:value-type="float">
            <text:p>0.986683788537698</text:p>
          </table:table-cell>
          <table:table-cell table:formula="of:=OR(AND([.A165] &gt; 1; [.B165] &gt; 1); AND([.A165] &lt; 1; [.B165] &lt; 1))" office:value-type="boolean" office:boolean-value="false" calcext:value-type="boolean">
            <text:p>FALSE</text:p>
          </table:table-cell>
          <table:table-cell table:formula="of:=ABS([.A165] - 1) &gt; 0.021" office:value-type="boolean" office:boolean-value="true" calcext:value-type="boolean">
            <text:p>TRUE</text:p>
          </table:table-cell>
          <table:table-cell table:formula="of:=AND([.D165];[.C16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4639439385584" calcext:value-type="float">
            <text:p>1.04639439385584</text:p>
          </table:table-cell>
          <table:table-cell office:value-type="float" office:value="1.01885005636979" calcext:value-type="float">
            <text:p>1.01885005636979</text:p>
          </table:table-cell>
          <table:table-cell table:formula="of:=OR(AND([.A166] &gt; 1; [.B166] &gt; 1); AND([.A166] &lt; 1; [.B166] &lt; 1))" office:value-type="boolean" office:boolean-value="true" calcext:value-type="boolean">
            <text:p>TRUE</text:p>
          </table:table-cell>
          <table:table-cell table:formula="of:=ABS([.A166] - 1) &gt; 0.021" office:value-type="boolean" office:boolean-value="true" calcext:value-type="boolean">
            <text:p>TRUE</text:p>
          </table:table-cell>
          <table:table-cell table:formula="of:=AND([.D166];[.C16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2570490611044" calcext:value-type="float">
            <text:p>1.02570490611044</text:p>
          </table:table-cell>
          <table:table-cell office:value-type="float" office:value="1.03994695453911" calcext:value-type="float">
            <text:p>1.03994695453911</text:p>
          </table:table-cell>
          <table:table-cell table:formula="of:=OR(AND([.A167] &gt; 1; [.B167] &gt; 1); AND([.A167] &lt; 1; [.B167] &lt; 1))" office:value-type="boolean" office:boolean-value="true" calcext:value-type="boolean">
            <text:p>TRUE</text:p>
          </table:table-cell>
          <table:table-cell table:formula="of:=ABS([.A167] - 1) &gt; 0.021" office:value-type="boolean" office:boolean-value="true" calcext:value-type="boolean">
            <text:p>TRUE</text:p>
          </table:table-cell>
          <table:table-cell table:formula="of:=AND([.D167];[.C16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0.959817261147774" calcext:value-type="float">
            <text:p>0.959817261147774</text:p>
          </table:table-cell>
          <table:table-cell office:value-type="float" office:value="1.03775355772728" calcext:value-type="float">
            <text:p>1.03775355772728</text:p>
          </table:table-cell>
          <table:table-cell table:formula="of:=OR(AND([.A168] &gt; 1; [.B168] &gt; 1); AND([.A168] &lt; 1; [.B168] &lt; 1))" office:value-type="boolean" office:boolean-value="false" calcext:value-type="boolean">
            <text:p>FALSE</text:p>
          </table:table-cell>
          <table:table-cell table:formula="of:=ABS([.A168] - 1) &gt; 0.021" office:value-type="boolean" office:boolean-value="true" calcext:value-type="boolean">
            <text:p>TRUE</text:p>
          </table:table-cell>
          <table:table-cell table:formula="of:=AND([.D168];[.C16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21359828855161" calcext:value-type="float">
            <text:p>0.921359828855161</text:p>
          </table:table-cell>
          <table:table-cell office:value-type="float" office:value="1.06754457394961" calcext:value-type="float">
            <text:p>1.06754457394961</text:p>
          </table:table-cell>
          <table:table-cell table:formula="of:=OR(AND([.A169] &gt; 1; [.B169] &gt; 1); AND([.A169] &lt; 1; [.B169] &lt; 1))" office:value-type="boolean" office:boolean-value="false" calcext:value-type="boolean">
            <text:p>FALSE</text:p>
          </table:table-cell>
          <table:table-cell table:formula="of:=ABS([.A169] - 1) &gt; 0.021" office:value-type="boolean" office:boolean-value="true" calcext:value-type="boolean">
            <text:p>TRUE</text:p>
          </table:table-cell>
          <table:table-cell table:formula="of:=AND([.D169];[.C16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90544963289787" calcext:value-type="float">
            <text:p>0.990544963289787</text:p>
          </table:table-cell>
          <table:table-cell office:value-type="float" office:value="1.11163919506522" calcext:value-type="float">
            <text:p>1.11163919506522</text:p>
          </table:table-cell>
          <table:table-cell table:formula="of:=OR(AND([.A170] &gt; 1; [.B170] &gt; 1); AND([.A170] &lt; 1; [.B170] &lt; 1))" office:value-type="boolean" office:boolean-value="false" calcext:value-type="boolean">
            <text:p>FALSE</text:p>
          </table:table-cell>
          <table:table-cell table:formula="of:=ABS([.A170] - 1) &gt; 0.021" office:value-type="boolean" office:boolean-value="false" calcext:value-type="boolean">
            <text:p>FALSE</text:p>
          </table:table-cell>
          <table:table-cell table:formula="of:=AND([.D170];[.C17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83919387819586" calcext:value-type="float">
            <text:p>0.983919387819586</text:p>
          </table:table-cell>
          <table:table-cell office:value-type="float" office:value="1.17028700925795" calcext:value-type="float">
            <text:p>1.17028700925795</text:p>
          </table:table-cell>
          <table:table-cell table:formula="of:=OR(AND([.A171] &gt; 1; [.B171] &gt; 1); AND([.A171] &lt; 1; [.B171] &lt; 1))" office:value-type="boolean" office:boolean-value="false" calcext:value-type="boolean">
            <text:p>FALSE</text:p>
          </table:table-cell>
          <table:table-cell table:formula="of:=ABS([.A171] - 1) &gt; 0.021" office:value-type="boolean" office:boolean-value="false" calcext:value-type="boolean">
            <text:p>FALSE</text:p>
          </table:table-cell>
          <table:table-cell table:formula="of:=AND([.D171];[.C17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84467252242213" calcext:value-type="float">
            <text:p>0.984467252242213</text:p>
          </table:table-cell>
          <table:table-cell office:value-type="float" office:value="1.16787588467745" calcext:value-type="float">
            <text:p>1.16787588467745</text:p>
          </table:table-cell>
          <table:table-cell table:formula="of:=OR(AND([.A172] &gt; 1; [.B172] &gt; 1); AND([.A172] &lt; 1; [.B172] &lt; 1))" office:value-type="boolean" office:boolean-value="false" calcext:value-type="boolean">
            <text:p>FALSE</text:p>
          </table:table-cell>
          <table:table-cell table:formula="of:=ABS([.A172] - 1) &gt; 0.021" office:value-type="boolean" office:boolean-value="false" calcext:value-type="boolean">
            <text:p>FALSE</text:p>
          </table:table-cell>
          <table:table-cell table:formula="of:=AND([.D172];[.C17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49416944864144" calcext:value-type="float">
            <text:p>0.949416944864144</text:p>
          </table:table-cell>
          <table:table-cell office:value-type="float" office:value="1.0844838921762" calcext:value-type="float">
            <text:p>1.0844838921762</text:p>
          </table:table-cell>
          <table:table-cell table:formula="of:=OR(AND([.A173] &gt; 1; [.B173] &gt; 1); AND([.A173] &lt; 1; [.B173] &lt; 1))" office:value-type="boolean" office:boolean-value="false" calcext:value-type="boolean">
            <text:p>FALSE</text:p>
          </table:table-cell>
          <table:table-cell table:formula="of:=ABS([.A173] - 1) &gt; 0.021" office:value-type="boolean" office:boolean-value="true" calcext:value-type="boolean">
            <text:p>TRUE</text:p>
          </table:table-cell>
          <table:table-cell table:formula="of:=AND([.D173];[.C17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46525665232078" calcext:value-type="float">
            <text:p>0.946525665232078</text:p>
          </table:table-cell>
          <table:table-cell office:value-type="float" office:value="1.11052184173465" calcext:value-type="float">
            <text:p>1.11052184173465</text:p>
          </table:table-cell>
          <table:table-cell table:formula="of:=OR(AND([.A174] &gt; 1; [.B174] &gt; 1); AND([.A174] &lt; 1; [.B174] &lt; 1))" office:value-type="boolean" office:boolean-value="false" calcext:value-type="boolean">
            <text:p>FALSE</text:p>
          </table:table-cell>
          <table:table-cell table:formula="of:=ABS([.A174] - 1) &gt; 0.021" office:value-type="boolean" office:boolean-value="true" calcext:value-type="boolean">
            <text:p>TRUE</text:p>
          </table:table-cell>
          <table:table-cell table:formula="of:=AND([.D174];[.C17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7377417642843" calcext:value-type="float">
            <text:p>0.97377417642843</text:p>
          </table:table-cell>
          <table:table-cell office:value-type="float" office:value="1.17992564109094" calcext:value-type="float">
            <text:p>1.17992564109094</text:p>
          </table:table-cell>
          <table:table-cell table:formula="of:=OR(AND([.A175] &gt; 1; [.B175] &gt; 1); AND([.A175] &lt; 1; [.B175] &lt; 1))" office:value-type="boolean" office:boolean-value="false" calcext:value-type="boolean">
            <text:p>FALSE</text:p>
          </table:table-cell>
          <table:table-cell table:formula="of:=ABS([.A175] - 1) &gt; 0.021" office:value-type="boolean" office:boolean-value="true" calcext:value-type="boolean">
            <text:p>TRUE</text:p>
          </table:table-cell>
          <table:table-cell table:formula="of:=AND([.D175];[.C17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3030389293499" calcext:value-type="float">
            <text:p>1.03030389293499</text:p>
          </table:table-cell>
          <table:table-cell office:value-type="float" office:value="1.31461939767607" calcext:value-type="float">
            <text:p>1.31461939767607</text:p>
          </table:table-cell>
          <table:table-cell table:formula="of:=OR(AND([.A176] &gt; 1; [.B176] &gt; 1); AND([.A176] &lt; 1; [.B176] &lt; 1))" office:value-type="boolean" office:boolean-value="true" calcext:value-type="boolean">
            <text:p>TRUE</text:p>
          </table:table-cell>
          <table:table-cell table:formula="of:=ABS([.A176] - 1) &gt; 0.021" office:value-type="boolean" office:boolean-value="true" calcext:value-type="boolean">
            <text:p>TRUE</text:p>
          </table:table-cell>
          <table:table-cell table:formula="of:=AND([.D176];[.C17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4400194780613" calcext:value-type="float">
            <text:p>1.04400194780613</text:p>
          </table:table-cell>
          <table:table-cell office:value-type="float" office:value="1.23774693313367" calcext:value-type="float">
            <text:p>1.23774693313367</text:p>
          </table:table-cell>
          <table:table-cell table:formula="of:=OR(AND([.A177] &gt; 1; [.B177] &gt; 1); AND([.A177] &lt; 1; [.B177] &lt; 1))" office:value-type="boolean" office:boolean-value="true" calcext:value-type="boolean">
            <text:p>TRUE</text:p>
          </table:table-cell>
          <table:table-cell table:formula="of:=ABS([.A177] - 1) &gt; 0.021" office:value-type="boolean" office:boolean-value="true" calcext:value-type="boolean">
            <text:p>TRUE</text:p>
          </table:table-cell>
          <table:table-cell table:formula="of:=AND([.D177];[.C17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0.999980429710035" calcext:value-type="float">
            <text:p>0.999980429710035</text:p>
          </table:table-cell>
          <table:table-cell office:value-type="float" office:value="1.17385316678832" calcext:value-type="float">
            <text:p>1.17385316678832</text:p>
          </table:table-cell>
          <table:table-cell table:formula="of:=OR(AND([.A178] &gt; 1; [.B178] &gt; 1); AND([.A178] &lt; 1; [.B178] &lt; 1))" office:value-type="boolean" office:boolean-value="false" calcext:value-type="boolean">
            <text:p>FALSE</text:p>
          </table:table-cell>
          <table:table-cell table:formula="of:=ABS([.A178] - 1) &gt; 0.021" office:value-type="boolean" office:boolean-value="false" calcext:value-type="boolean">
            <text:p>FALSE</text:p>
          </table:table-cell>
          <table:table-cell table:formula="of:=AND([.D178];[.C17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1625394586193" calcext:value-type="float">
            <text:p>1.01625394586193</text:p>
          </table:table-cell>
          <table:table-cell office:value-type="float" office:value="1.1324148751686" calcext:value-type="float">
            <text:p>1.1324148751686</text:p>
          </table:table-cell>
          <table:table-cell table:formula="of:=OR(AND([.A179] &gt; 1; [.B179] &gt; 1); AND([.A179] &lt; 1; [.B179] &lt; 1))" office:value-type="boolean" office:boolean-value="true" calcext:value-type="boolean">
            <text:p>TRUE</text:p>
          </table:table-cell>
          <table:table-cell table:formula="of:=ABS([.A179] - 1) &gt; 0.021" office:value-type="boolean" office:boolean-value="false" calcext:value-type="boolean">
            <text:p>FALSE</text:p>
          </table:table-cell>
          <table:table-cell table:formula="of:=AND([.D179];[.C17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02477260283632" calcext:value-type="float">
            <text:p>1.02477260283632</text:p>
          </table:table-cell>
          <table:table-cell office:value-type="float" office:value="1.07052774018945" calcext:value-type="float">
            <text:p>1.07052774018945</text:p>
          </table:table-cell>
          <table:table-cell table:formula="of:=OR(AND([.A180] &gt; 1; [.B180] &gt; 1); AND([.A180] &lt; 1; [.B180] &lt; 1))" office:value-type="boolean" office:boolean-value="true" calcext:value-type="boolean">
            <text:p>TRUE</text:p>
          </table:table-cell>
          <table:table-cell table:formula="of:=ABS([.A180] - 1) &gt; 0.021" office:value-type="boolean" office:boolean-value="true" calcext:value-type="boolean">
            <text:p>TRUE</text:p>
          </table:table-cell>
          <table:table-cell table:formula="of:=AND([.D180];[.C18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7496262560094" calcext:value-type="float">
            <text:p>1.07496262560094</text:p>
          </table:table-cell>
          <table:table-cell office:value-type="float" office:value="1.07673857586513" calcext:value-type="float">
            <text:p>1.07673857586513</text:p>
          </table:table-cell>
          <table:table-cell table:formula="of:=OR(AND([.A181] &gt; 1; [.B181] &gt; 1); AND([.A181] &lt; 1; [.B181] &lt; 1))" office:value-type="boolean" office:boolean-value="true" calcext:value-type="boolean">
            <text:p>TRUE</text:p>
          </table:table-cell>
          <table:table-cell table:formula="of:=ABS([.A181] - 1) &gt; 0.021" office:value-type="boolean" office:boolean-value="true" calcext:value-type="boolean">
            <text:p>TRUE</text:p>
          </table:table-cell>
          <table:table-cell table:formula="of:=AND([.D181];[.C18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8804353251058" calcext:value-type="float">
            <text:p>1.08804353251058</text:p>
          </table:table-cell>
          <table:table-cell office:value-type="float" office:value="1.08931735134537" calcext:value-type="float">
            <text:p>1.08931735134537</text:p>
          </table:table-cell>
          <table:table-cell table:formula="of:=OR(AND([.A182] &gt; 1; [.B182] &gt; 1); AND([.A182] &lt; 1; [.B182] &lt; 1))" office:value-type="boolean" office:boolean-value="true" calcext:value-type="boolean">
            <text:p>TRUE</text:p>
          </table:table-cell>
          <table:table-cell table:formula="of:=ABS([.A182] - 1) &gt; 0.021" office:value-type="boolean" office:boolean-value="true" calcext:value-type="boolean">
            <text:p>TRUE</text:p>
          </table:table-cell>
          <table:table-cell table:formula="of:=AND([.D182];[.C18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761643382621" calcext:value-type="float">
            <text:p>1.0761643382621</text:p>
          </table:table-cell>
          <table:table-cell office:value-type="float" office:value="1.09647456781224" calcext:value-type="float">
            <text:p>1.09647456781224</text:p>
          </table:table-cell>
          <table:table-cell table:formula="of:=OR(AND([.A183] &gt; 1; [.B183] &gt; 1); AND([.A183] &lt; 1; [.B183] &lt; 1))" office:value-type="boolean" office:boolean-value="true" calcext:value-type="boolean">
            <text:p>TRUE</text:p>
          </table:table-cell>
          <table:table-cell table:formula="of:=ABS([.A183] - 1) &gt; 0.021" office:value-type="boolean" office:boolean-value="true" calcext:value-type="boolean">
            <text:p>TRUE</text:p>
          </table:table-cell>
          <table:table-cell table:formula="of:=AND([.D183];[.C18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10693768627684" calcext:value-type="float">
            <text:p>1.10693768627684</text:p>
          </table:table-cell>
          <table:table-cell office:value-type="float" office:value="1.13176146235694" calcext:value-type="float">
            <text:p>1.13176146235694</text:p>
          </table:table-cell>
          <table:table-cell table:formula="of:=OR(AND([.A184] &gt; 1; [.B184] &gt; 1); AND([.A184] &lt; 1; [.B184] &lt; 1))" office:value-type="boolean" office:boolean-value="true" calcext:value-type="boolean">
            <text:p>TRUE</text:p>
          </table:table-cell>
          <table:table-cell table:formula="of:=ABS([.A184] - 1) &gt; 0.021" office:value-type="boolean" office:boolean-value="true" calcext:value-type="boolean">
            <text:p>TRUE</text:p>
          </table:table-cell>
          <table:table-cell table:formula="of:=AND([.D184];[.C18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10834130958617" calcext:value-type="float">
            <text:p>1.10834130958617</text:p>
          </table:table-cell>
          <table:table-cell office:value-type="float" office:value="1.12038688141058" calcext:value-type="float">
            <text:p>1.12038688141058</text:p>
          </table:table-cell>
          <table:table-cell table:formula="of:=OR(AND([.A185] &gt; 1; [.B185] &gt; 1); AND([.A185] &lt; 1; [.B185] &lt; 1))" office:value-type="boolean" office:boolean-value="true" calcext:value-type="boolean">
            <text:p>TRUE</text:p>
          </table:table-cell>
          <table:table-cell table:formula="of:=ABS([.A185] - 1) &gt; 0.021" office:value-type="boolean" office:boolean-value="true" calcext:value-type="boolean">
            <text:p>TRUE</text:p>
          </table:table-cell>
          <table:table-cell table:formula="of:=AND([.D185];[.C18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12952825590629" calcext:value-type="float">
            <text:p>1.12952825590629</text:p>
          </table:table-cell>
          <table:table-cell office:value-type="float" office:value="0.988991982176099" calcext:value-type="float">
            <text:p>0.988991982176099</text:p>
          </table:table-cell>
          <table:table-cell table:formula="of:=OR(AND([.A186] &gt; 1; [.B186] &gt; 1); AND([.A186] &lt; 1; [.B186] &lt; 1))" office:value-type="boolean" office:boolean-value="false" calcext:value-type="boolean">
            <text:p>FALSE</text:p>
          </table:table-cell>
          <table:table-cell table:formula="of:=ABS([.A186] - 1) &gt; 0.021" office:value-type="boolean" office:boolean-value="true" calcext:value-type="boolean">
            <text:p>TRUE</text:p>
          </table:table-cell>
          <table:table-cell table:formula="of:=AND([.D186];[.C18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.1305019675871" calcext:value-type="float">
            <text:p>1.1305019675871</text:p>
          </table:table-cell>
          <table:table-cell office:value-type="float" office:value="1.00173080251543" calcext:value-type="float">
            <text:p>1.00173080251543</text:p>
          </table:table-cell>
          <table:table-cell table:formula="of:=OR(AND([.A187] &gt; 1; [.B187] &gt; 1); AND([.A187] &lt; 1; [.B187] &lt; 1))" office:value-type="boolean" office:boolean-value="true" calcext:value-type="boolean">
            <text:p>TRUE</text:p>
          </table:table-cell>
          <table:table-cell table:formula="of:=ABS([.A187] - 1) &gt; 0.021" office:value-type="boolean" office:boolean-value="true" calcext:value-type="boolean">
            <text:p>TRUE</text:p>
          </table:table-cell>
          <table:table-cell table:formula="of:=AND([.D187];[.C18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12522166044252" calcext:value-type="float">
            <text:p>1.12522166044252</text:p>
          </table:table-cell>
          <table:table-cell office:value-type="float" office:value="1.09753627569528" calcext:value-type="float">
            <text:p>1.09753627569528</text:p>
          </table:table-cell>
          <table:table-cell table:formula="of:=OR(AND([.A188] &gt; 1; [.B188] &gt; 1); AND([.A188] &lt; 1; [.B188] &lt; 1))" office:value-type="boolean" office:boolean-value="true" calcext:value-type="boolean">
            <text:p>TRUE</text:p>
          </table:table-cell>
          <table:table-cell table:formula="of:=ABS([.A188] - 1) &gt; 0.021" office:value-type="boolean" office:boolean-value="true" calcext:value-type="boolean">
            <text:p>TRUE</text:p>
          </table:table-cell>
          <table:table-cell table:formula="of:=AND([.D188];[.C18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12179341207596" calcext:value-type="float">
            <text:p>1.12179341207596</text:p>
          </table:table-cell>
          <table:table-cell office:value-type="float" office:value="1.1528075269329" calcext:value-type="float">
            <text:p>1.1528075269329</text:p>
          </table:table-cell>
          <table:table-cell table:formula="of:=OR(AND([.A189] &gt; 1; [.B189] &gt; 1); AND([.A189] &lt; 1; [.B189] &lt; 1))" office:value-type="boolean" office:boolean-value="true" calcext:value-type="boolean">
            <text:p>TRUE</text:p>
          </table:table-cell>
          <table:table-cell table:formula="of:=ABS([.A189] - 1) &gt; 0.021" office:value-type="boolean" office:boolean-value="true" calcext:value-type="boolean">
            <text:p>TRUE</text:p>
          </table:table-cell>
          <table:table-cell table:formula="of:=AND([.D189];[.C18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1444462344267" calcext:value-type="float">
            <text:p>1.1444462344267</text:p>
          </table:table-cell>
          <table:table-cell office:value-type="float" office:value="1.20109870463374" calcext:value-type="float">
            <text:p>1.20109870463374</text:p>
          </table:table-cell>
          <table:table-cell table:formula="of:=OR(AND([.A190] &gt; 1; [.B190] &gt; 1); AND([.A190] &lt; 1; [.B190] &lt; 1))" office:value-type="boolean" office:boolean-value="true" calcext:value-type="boolean">
            <text:p>TRUE</text:p>
          </table:table-cell>
          <table:table-cell table:formula="of:=ABS([.A190] - 1) &gt; 0.021" office:value-type="boolean" office:boolean-value="true" calcext:value-type="boolean">
            <text:p>TRUE</text:p>
          </table:table-cell>
          <table:table-cell table:formula="of:=AND([.D190];[.C19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14921999811114" calcext:value-type="float">
            <text:p>1.14921999811114</text:p>
          </table:table-cell>
          <table:table-cell office:value-type="float" office:value="1.1490107369293" calcext:value-type="float">
            <text:p>1.1490107369293</text:p>
          </table:table-cell>
          <table:table-cell table:formula="of:=OR(AND([.A191] &gt; 1; [.B191] &gt; 1); AND([.A191] &lt; 1; [.B191] &lt; 1))" office:value-type="boolean" office:boolean-value="true" calcext:value-type="boolean">
            <text:p>TRUE</text:p>
          </table:table-cell>
          <table:table-cell table:formula="of:=ABS([.A191] - 1) &gt; 0.021" office:value-type="boolean" office:boolean-value="true" calcext:value-type="boolean">
            <text:p>TRUE</text:p>
          </table:table-cell>
          <table:table-cell table:formula="of:=AND([.D191];[.C19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12714703777104" calcext:value-type="float">
            <text:p>1.12714703777104</text:p>
          </table:table-cell>
          <table:table-cell office:value-type="float" office:value="1.15661570479468" calcext:value-type="float">
            <text:p>1.15661570479468</text:p>
          </table:table-cell>
          <table:table-cell table:formula="of:=OR(AND([.A192] &gt; 1; [.B192] &gt; 1); AND([.A192] &lt; 1; [.B192] &lt; 1))" office:value-type="boolean" office:boolean-value="true" calcext:value-type="boolean">
            <text:p>TRUE</text:p>
          </table:table-cell>
          <table:table-cell table:formula="of:=ABS([.A192] - 1) &gt; 0.021" office:value-type="boolean" office:boolean-value="true" calcext:value-type="boolean">
            <text:p>TRUE</text:p>
          </table:table-cell>
          <table:table-cell table:formula="of:=AND([.D192];[.C19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1465857910046" calcext:value-type="float">
            <text:p>1.1465857910046</text:p>
          </table:table-cell>
          <table:table-cell office:value-type="float" office:value="1.18190755517688" calcext:value-type="float">
            <text:p>1.18190755517688</text:p>
          </table:table-cell>
          <table:table-cell table:formula="of:=OR(AND([.A193] &gt; 1; [.B193] &gt; 1); AND([.A193] &lt; 1; [.B193] &lt; 1))" office:value-type="boolean" office:boolean-value="true" calcext:value-type="boolean">
            <text:p>TRUE</text:p>
          </table:table-cell>
          <table:table-cell table:formula="of:=ABS([.A193] - 1) &gt; 0.021" office:value-type="boolean" office:boolean-value="true" calcext:value-type="boolean">
            <text:p>TRUE</text:p>
          </table:table-cell>
          <table:table-cell table:formula="of:=AND([.D193];[.C19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13651474080096" calcext:value-type="float">
            <text:p>1.13651474080096</text:p>
          </table:table-cell>
          <table:table-cell office:value-type="float" office:value="1.13022380187286" calcext:value-type="float">
            <text:p>1.13022380187286</text:p>
          </table:table-cell>
          <table:table-cell table:formula="of:=OR(AND([.A194] &gt; 1; [.B194] &gt; 1); AND([.A194] &lt; 1; [.B194] &lt; 1))" office:value-type="boolean" office:boolean-value="true" calcext:value-type="boolean">
            <text:p>TRUE</text:p>
          </table:table-cell>
          <table:table-cell table:formula="of:=ABS([.A194] - 1) &gt; 0.021" office:value-type="boolean" office:boolean-value="true" calcext:value-type="boolean">
            <text:p>TRUE</text:p>
          </table:table-cell>
          <table:table-cell table:formula="of:=AND([.D194];[.C19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13598381493831" calcext:value-type="float">
            <text:p>1.13598381493831</text:p>
          </table:table-cell>
          <table:table-cell office:value-type="float" office:value="1.14238453766175" calcext:value-type="float">
            <text:p>1.14238453766175</text:p>
          </table:table-cell>
          <table:table-cell table:formula="of:=OR(AND([.A195] &gt; 1; [.B195] &gt; 1); AND([.A195] &lt; 1; [.B195] &lt; 1))" office:value-type="boolean" office:boolean-value="true" calcext:value-type="boolean">
            <text:p>TRUE</text:p>
          </table:table-cell>
          <table:table-cell table:formula="of:=ABS([.A195] - 1) &gt; 0.021" office:value-type="boolean" office:boolean-value="true" calcext:value-type="boolean">
            <text:p>TRUE</text:p>
          </table:table-cell>
          <table:table-cell table:formula="of:=AND([.D195];[.C19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12465041564098" calcext:value-type="float">
            <text:p>1.12465041564098</text:p>
          </table:table-cell>
          <table:table-cell office:value-type="float" office:value="1.13946186093899" calcext:value-type="float">
            <text:p>1.13946186093899</text:p>
          </table:table-cell>
          <table:table-cell table:formula="of:=OR(AND([.A196] &gt; 1; [.B196] &gt; 1); AND([.A196] &lt; 1; [.B196] &lt; 1))" office:value-type="boolean" office:boolean-value="true" calcext:value-type="boolean">
            <text:p>TRUE</text:p>
          </table:table-cell>
          <table:table-cell table:formula="of:=ABS([.A196] - 1) &gt; 0.021" office:value-type="boolean" office:boolean-value="true" calcext:value-type="boolean">
            <text:p>TRUE</text:p>
          </table:table-cell>
          <table:table-cell table:formula="of:=AND([.D196];[.C19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9605632078556" calcext:value-type="float">
            <text:p>1.09605632078556</text:p>
          </table:table-cell>
          <table:table-cell office:value-type="float" office:value="1.1622355583867" calcext:value-type="float">
            <text:p>1.1622355583867</text:p>
          </table:table-cell>
          <table:table-cell table:formula="of:=OR(AND([.A197] &gt; 1; [.B197] &gt; 1); AND([.A197] &lt; 1; [.B197] &lt; 1))" office:value-type="boolean" office:boolean-value="true" calcext:value-type="boolean">
            <text:p>TRUE</text:p>
          </table:table-cell>
          <table:table-cell table:formula="of:=ABS([.A197] - 1) &gt; 0.021" office:value-type="boolean" office:boolean-value="true" calcext:value-type="boolean">
            <text:p>TRUE</text:p>
          </table:table-cell>
          <table:table-cell table:formula="of:=AND([.D197];[.C19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6378996193948" calcext:value-type="float">
            <text:p>1.06378996193948</text:p>
          </table:table-cell>
          <table:table-cell office:value-type="float" office:value="1.11210099006572" calcext:value-type="float">
            <text:p>1.11210099006572</text:p>
          </table:table-cell>
          <table:table-cell table:formula="of:=OR(AND([.A198] &gt; 1; [.B198] &gt; 1); AND([.A198] &lt; 1; [.B198] &lt; 1))" office:value-type="boolean" office:boolean-value="true" calcext:value-type="boolean">
            <text:p>TRUE</text:p>
          </table:table-cell>
          <table:table-cell table:formula="of:=ABS([.A198] - 1) &gt; 0.021" office:value-type="boolean" office:boolean-value="true" calcext:value-type="boolean">
            <text:p>TRUE</text:p>
          </table:table-cell>
          <table:table-cell table:formula="of:=AND([.D198];[.C19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4617144319029" calcext:value-type="float">
            <text:p>1.04617144319029</text:p>
          </table:table-cell>
          <table:table-cell office:value-type="float" office:value="1.10366504981876" calcext:value-type="float">
            <text:p>1.10366504981876</text:p>
          </table:table-cell>
          <table:table-cell table:formula="of:=OR(AND([.A199] &gt; 1; [.B199] &gt; 1); AND([.A199] &lt; 1; [.B199] &lt; 1))" office:value-type="boolean" office:boolean-value="true" calcext:value-type="boolean">
            <text:p>TRUE</text:p>
          </table:table-cell>
          <table:table-cell table:formula="of:=ABS([.A199] - 1) &gt; 0.021" office:value-type="boolean" office:boolean-value="true" calcext:value-type="boolean">
            <text:p>TRUE</text:p>
          </table:table-cell>
          <table:table-cell table:formula="of:=AND([.D199];[.C19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.01937575866125" calcext:value-type="float">
            <text:p>1.01937575866125</text:p>
          </table:table-cell>
          <table:table-cell office:value-type="float" office:value="1.09765757408167" calcext:value-type="float">
            <text:p>1.09765757408167</text:p>
          </table:table-cell>
          <table:table-cell table:formula="of:=OR(AND([.A200] &gt; 1; [.B200] &gt; 1); AND([.A200] &lt; 1; [.B200] &lt; 1))" office:value-type="boolean" office:boolean-value="true" calcext:value-type="boolean">
            <text:p>TRUE</text:p>
          </table:table-cell>
          <table:table-cell table:formula="of:=ABS([.A200] - 1) &gt; 0.021" office:value-type="boolean" office:boolean-value="false" calcext:value-type="boolean">
            <text:p>FALSE</text:p>
          </table:table-cell>
          <table:table-cell table:formula="of:=AND([.D200];[.C20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98792442652111" calcext:value-type="float">
            <text:p>0.998792442652111</text:p>
          </table:table-cell>
          <table:table-cell office:value-type="float" office:value="1.11336951509347" calcext:value-type="float">
            <text:p>1.11336951509347</text:p>
          </table:table-cell>
          <table:table-cell table:formula="of:=OR(AND([.A201] &gt; 1; [.B201] &gt; 1); AND([.A201] &lt; 1; [.B201] &lt; 1))" office:value-type="boolean" office:boolean-value="false" calcext:value-type="boolean">
            <text:p>FALSE</text:p>
          </table:table-cell>
          <table:table-cell table:formula="of:=ABS([.A201] - 1) &gt; 0.021" office:value-type="boolean" office:boolean-value="false" calcext:value-type="boolean">
            <text:p>FALSE</text:p>
          </table:table-cell>
          <table:table-cell table:formula="of:=AND([.D201];[.C20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91308962673784" calcext:value-type="float">
            <text:p>0.991308962673784</text:p>
          </table:table-cell>
          <table:table-cell office:value-type="float" office:value="1.14174739535734" calcext:value-type="float">
            <text:p>1.14174739535734</text:p>
          </table:table-cell>
          <table:table-cell table:formula="of:=OR(AND([.A202] &gt; 1; [.B202] &gt; 1); AND([.A202] &lt; 1; [.B202] &lt; 1))" office:value-type="boolean" office:boolean-value="false" calcext:value-type="boolean">
            <text:p>FALSE</text:p>
          </table:table-cell>
          <table:table-cell table:formula="of:=ABS([.A202] - 1) &gt; 0.021" office:value-type="boolean" office:boolean-value="false" calcext:value-type="boolean">
            <text:p>FALSE</text:p>
          </table:table-cell>
          <table:table-cell table:formula="of:=AND([.D202];[.C20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75553093372746" calcext:value-type="float">
            <text:p>0.975553093372746</text:p>
          </table:table-cell>
          <table:table-cell office:value-type="float" office:value="1.11325745138813" calcext:value-type="float">
            <text:p>1.11325745138813</text:p>
          </table:table-cell>
          <table:table-cell table:formula="of:=OR(AND([.A203] &gt; 1; [.B203] &gt; 1); AND([.A203] &lt; 1; [.B203] &lt; 1))" office:value-type="boolean" office:boolean-value="false" calcext:value-type="boolean">
            <text:p>FALSE</text:p>
          </table:table-cell>
          <table:table-cell table:formula="of:=ABS([.A203] - 1) &gt; 0.021" office:value-type="boolean" office:boolean-value="true" calcext:value-type="boolean">
            <text:p>TRUE</text:p>
          </table:table-cell>
          <table:table-cell table:formula="of:=AND([.D203];[.C20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65769668156128" calcext:value-type="float">
            <text:p>0.965769668156128</text:p>
          </table:table-cell>
          <table:table-cell office:value-type="float" office:value="1.13370745170193" calcext:value-type="float">
            <text:p>1.13370745170193</text:p>
          </table:table-cell>
          <table:table-cell table:formula="of:=OR(AND([.A204] &gt; 1; [.B204] &gt; 1); AND([.A204] &lt; 1; [.B204] &lt; 1))" office:value-type="boolean" office:boolean-value="false" calcext:value-type="boolean">
            <text:p>FALSE</text:p>
          </table:table-cell>
          <table:table-cell table:formula="of:=ABS([.A204] - 1) &gt; 0.021" office:value-type="boolean" office:boolean-value="true" calcext:value-type="boolean">
            <text:p>TRUE</text:p>
          </table:table-cell>
          <table:table-cell table:formula="of:=AND([.D204];[.C20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62801524730995" calcext:value-type="float">
            <text:p>0.962801524730995</text:p>
          </table:table-cell>
          <table:table-cell office:value-type="float" office:value="1.15472337222431" calcext:value-type="float">
            <text:p>1.15472337222431</text:p>
          </table:table-cell>
          <table:table-cell table:formula="of:=OR(AND([.A205] &gt; 1; [.B205] &gt; 1); AND([.A205] &lt; 1; [.B205] &lt; 1))" office:value-type="boolean" office:boolean-value="false" calcext:value-type="boolean">
            <text:p>FALSE</text:p>
          </table:table-cell>
          <table:table-cell table:formula="of:=ABS([.A205] - 1) &gt; 0.021" office:value-type="boolean" office:boolean-value="true" calcext:value-type="boolean">
            <text:p>TRUE</text:p>
          </table:table-cell>
          <table:table-cell table:formula="of:=AND([.D205];[.C20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69892244370591" calcext:value-type="float">
            <text:p>0.969892244370591</text:p>
          </table:table-cell>
          <table:table-cell office:value-type="float" office:value="1.14582894762023" calcext:value-type="float">
            <text:p>1.14582894762023</text:p>
          </table:table-cell>
          <table:table-cell table:formula="of:=OR(AND([.A206] &gt; 1; [.B206] &gt; 1); AND([.A206] &lt; 1; [.B206] &lt; 1))" office:value-type="boolean" office:boolean-value="false" calcext:value-type="boolean">
            <text:p>FALSE</text:p>
          </table:table-cell>
          <table:table-cell table:formula="of:=ABS([.A206] - 1) &gt; 0.021" office:value-type="boolean" office:boolean-value="true" calcext:value-type="boolean">
            <text:p>TRUE</text:p>
          </table:table-cell>
          <table:table-cell table:formula="of:=AND([.D206];[.C20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69756918431031" calcext:value-type="float">
            <text:p>0.969756918431031</text:p>
          </table:table-cell>
          <table:table-cell office:value-type="float" office:value="1.21502332118052" calcext:value-type="float">
            <text:p>1.21502332118052</text:p>
          </table:table-cell>
          <table:table-cell table:formula="of:=OR(AND([.A207] &gt; 1; [.B207] &gt; 1); AND([.A207] &lt; 1; [.B207] &lt; 1))" office:value-type="boolean" office:boolean-value="false" calcext:value-type="boolean">
            <text:p>FALSE</text:p>
          </table:table-cell>
          <table:table-cell table:formula="of:=ABS([.A207] - 1) &gt; 0.021" office:value-type="boolean" office:boolean-value="true" calcext:value-type="boolean">
            <text:p>TRUE</text:p>
          </table:table-cell>
          <table:table-cell table:formula="of:=AND([.D207];[.C20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59983176234019" calcext:value-type="float">
            <text:p>0.959983176234019</text:p>
          </table:table-cell>
          <table:table-cell office:value-type="float" office:value="1.23944747697821" calcext:value-type="float">
            <text:p>1.23944747697821</text:p>
          </table:table-cell>
          <table:table-cell table:formula="of:=OR(AND([.A208] &gt; 1; [.B208] &gt; 1); AND([.A208] &lt; 1; [.B208] &lt; 1))" office:value-type="boolean" office:boolean-value="false" calcext:value-type="boolean">
            <text:p>FALSE</text:p>
          </table:table-cell>
          <table:table-cell table:formula="of:=ABS([.A208] - 1) &gt; 0.021" office:value-type="boolean" office:boolean-value="true" calcext:value-type="boolean">
            <text:p>TRUE</text:p>
          </table:table-cell>
          <table:table-cell table:formula="of:=AND([.D208];[.C20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5284864315374" calcext:value-type="float">
            <text:p>0.95284864315374</text:p>
          </table:table-cell>
          <table:table-cell office:value-type="float" office:value="1.20050873468015" calcext:value-type="float">
            <text:p>1.20050873468015</text:p>
          </table:table-cell>
          <table:table-cell table:formula="of:=OR(AND([.A209] &gt; 1; [.B209] &gt; 1); AND([.A209] &lt; 1; [.B209] &lt; 1))" office:value-type="boolean" office:boolean-value="false" calcext:value-type="boolean">
            <text:p>FALSE</text:p>
          </table:table-cell>
          <table:table-cell table:formula="of:=ABS([.A209] - 1) &gt; 0.021" office:value-type="boolean" office:boolean-value="true" calcext:value-type="boolean">
            <text:p>TRUE</text:p>
          </table:table-cell>
          <table:table-cell table:formula="of:=AND([.D209];[.C20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0.927844991471153" calcext:value-type="float">
            <text:p>0.927844991471153</text:p>
          </table:table-cell>
          <table:table-cell office:value-type="float" office:value="1.16369789071583" calcext:value-type="float">
            <text:p>1.16369789071583</text:p>
          </table:table-cell>
          <table:table-cell table:formula="of:=OR(AND([.A210] &gt; 1; [.B210] &gt; 1); AND([.A210] &lt; 1; [.B210] &lt; 1))" office:value-type="boolean" office:boolean-value="false" calcext:value-type="boolean">
            <text:p>FALSE</text:p>
          </table:table-cell>
          <table:table-cell table:formula="of:=ABS([.A210] - 1) &gt; 0.021" office:value-type="boolean" office:boolean-value="true" calcext:value-type="boolean">
            <text:p>TRUE</text:p>
          </table:table-cell>
          <table:table-cell table:formula="of:=AND([.D210];[.C210])" office:value-type="boolean" office:boolean-value="false" calcext:value-type="boolean">
            <text:p>FALSE</text:p>
          </table:table-cell>
          <table:table-cell table:formula="of:=COUNTIF([.C86:.C210]; &quot;=TRUE&quot;)" office:value-type="float" office:value="79" calcext:value-type="float">
            <text:p>79</text:p>
          </table:table-cell>
          <table:table-cell table:formula="of:=COUNT([.C86:.C210])" office:value-type="float" office:value="125" calcext:value-type="float">
            <text:p>125</text:p>
          </table:table-cell>
          <table:table-cell table:formula="of:=[.F210]/[.G210]" office:value-type="float" office:value="0.632" calcext:value-type="float">
            <text:p>0.632</text:p>
          </table:table-cell>
          <table:table-cell table:formula="of:=BINOMDIST(79-1;125;0.5;1)" office:value-type="float" office:value="0.997987633107386" calcext:value-type="float">
            <text:p>0.997987633107386</text:p>
          </table:table-cell>
          <table:table-cell office:value-type="string" calcext:value-type="string">
            <text:p>raw best case 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table:formula="of:=[.F212]/[.G212]" office:value-type="float" office:value="0.585185185185185" calcext:value-type="float">
            <text:p>0.585185185185185</text:p>
          </table:table-cell>
          <table:table-cell table:formula="of:=BINOMDIST(79-1;135;0.5;1)" office:value-type="float" office:value="0.971053054216611" calcext:value-type="float">
            <text:p>0.971053054216611</text:p>
          </table:table-cell>
          <table:table-cell office:value-type="string" calcext:value-type="string">
            <text:p>Add 10 more fails to best case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formula="of:=COUNTIF([.A86:.A210]; &quot;&gt;1&quot;)" office:value-type="float" office:value="92" calcext:value-type="float">
            <text:p>92</text:p>
          </table:table-cell>
          <table:table-cell office:value-type="string" calcext:value-type="string">
            <text:p>greater than 1 forecast</text:p>
          </table:table-cell>
          <table:table-cell/>
          <table:table-cell office:value-type="string" calcext:value-type="string">
            <text:p>check of forecast data bullish bearish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formula="of:=COUNTIF([.B86:.B210]; &quot;&gt;1&quot;)" office:value-type="float" office:value="96" calcext:value-type="float">
            <text:p>96</text:p>
          </table:table-cell>
          <table:table-cell office:value-type="string" calcext:value-type="string">
            <text:p>greater than 1 actual</text:p>
          </table:table-cell>
          <table:table-cell/>
          <table:table-cell office:value-type="string" calcext:value-type="string">
            <text:p>check of actual data bullish/bearish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formula="of:=COUNTIF([.C106:.C210]; &quot;=TRUE&quot;)" office:value-type="float" office:value="63" calcext:value-type="float">
            <text:p>63</text:p>
          </table:table-cell>
          <table:table-cell table:formula="of:=COUNT([.C106:.C210])" office:value-type="float" office:value="105" calcext:value-type="float">
            <text:p>105</text:p>
          </table:table-cell>
          <table:table-cell table:formula="of:=[.F217]/[.G217]" office:value-type="float" office:value="0.6" calcext:value-type="float">
            <text:p>0.6</text:p>
          </table:table-cell>
          <table:table-cell table:formula="of:=BINOMDIST(63-1;105;0.5;1)" office:value-type="float" office:value="0.974778921680015" calcext:value-type="float">
            <text:p>0.974778921680015</text:p>
          </table:table-cell>
          <table:table-cell office:value-type="string" calcext:value-type="string">
            <text:p>5 months OOS (closest to model build time)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formula="of:=COUNTIF([.E106:.E210]; &quot;=TRUE&quot;)" office:value-type="float" office:value="54" calcext:value-type="float">
            <text:p>54</text:p>
          </table:table-cell>
          <table:table-cell table:formula="of:=COUNTIF([.D106:.D210]; &quot;=true&quot;)" office:value-type="float" office:value="82" calcext:value-type="float">
            <text:p>82</text:p>
          </table:table-cell>
          <table:table-cell table:formula="of:=[.F219]/[.G219]" office:value-type="float" office:value="0.658536585365854" calcext:value-type="float">
            <text:p>0.658536585365854</text:p>
          </table:table-cell>
          <table:table-cell table:formula="of:=BINOMDIST(54-1;82;0.5;1)" office:value-type="float" office:value="0.997282037561217" calcext:value-type="float">
            <text:p>0.997282037561217</text:p>
          </table:table-cell>
          <table:table-cell office:value-type="string" calcext:value-type="string">
            <text:p>5 months OOS z toleranc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5:08:04.213456812</meta:creation-date>
    <dc:date>2024-11-16T16:19:30.779190096</dc:date>
    <meta:editing-duration>PT1H11M26S</meta:editing-duration>
    <meta:editing-cycles>2</meta:editing-cycles>
    <meta:generator>LibreOffice/7.4.3.2$MacOSX_X86_64 LibreOffice_project/1048a8393ae2eeec98dff31b5c133c5f1d08b890</meta:generator>
    <meta:document-statistic meta:table-count="1" meta:cell-count="105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boolean-style style:name="N99">
      <number:boolean/>
    </number:boolean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9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27cm" svg:height="13.945cm" xlink:href=".." xlink:type="simple" chart:class="chart:bar" chart:style-name="ch1">
        <chart:legend chart:legend-position="end" svg:x="19.797cm" svg:y="6.674cm" style:legend-expansion="high" chart:style-name="ch2"/>
        <chart:plot-area chart:style-name="ch3" table:cell-range-address="Sheet1.C11:Sheet1.C210" svg:x="0.442cm" svg:y="0.278cm" svg:width="18.913cm" svg:height="13.389cm">
          <chart:coordinate-region svg:x="0.699cm" svg:y="0.476cm" svg:width="17.282cm" svg:height="12.2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1:Sheet1.C210" chart:class="chart:bar">
            <chart:data-point chart:repeated="75"/>
            <chart:data-point chart:style-name="ch8"/>
            <chart:data-point chart:repeated="1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1:Sheet1.C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MacOSX_X86_64 LibreOffice_project/1048a8393ae2eeec98dff31b5c133c5f1d08b89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